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7.02mm" svg:y="6.05mm">
            <draw:object draw:notify-on-update-of-ranges="Sheet1.C2:Sheet1.C226 Sheet1.D2:Sheet1.D2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48mm" svg:y="104.59mm">
            <draw:object draw:notify-on-update-of-ranges="Sheet1.G24:Sheet1.G248 Sheet1.H24:Sheet1.H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52.73mm" svg:y="4.97mm">
            <draw:object draw:notify-on-update-of-ranges="Sheet1.R2:Sheet1.R226 Sheet1.S2:Sheet1.S2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42.76mm" svg:y="100.07mm">
            <draw:object draw:notify-on-update-of-ranges="Sheet1.V24:Sheet1.V248 Sheet1.W24:Sheet1.W2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column table:style-name="co1" table:default-cell-style-name="ce2"/>
        <table:table-row table:style-name="ro1">
          <table:table-cell table:number-columns-repeated="8"/>
          <table:table-cell table:style-name="Default"/>
          <table:table-cell table:number-columns-repeated="14"/>
          <table:table-cell table:style-name="Default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4896" calcext:value-type="float">
            <text:p>-24896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23807" calcext:value-type="float">
            <text:p>-2380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4644" calcext:value-type="float">
            <text:p>-24644</text:p>
          </table:table-cell>
          <table:table-cell office:value-type="float" office:value="-39" calcext:value-type="float">
            <text:p>-39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3837" calcext:value-type="float">
            <text:p>-23837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4234" calcext:value-type="float">
            <text:p>-24234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3643" calcext:value-type="float">
            <text:p>-23643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986" calcext:value-type="float">
            <text:p>-23986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23170" calcext:value-type="float">
            <text:p>-2317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4129" calcext:value-type="float">
            <text:p>-24129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23314" calcext:value-type="float">
            <text:p>-2331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900" calcext:value-type="float">
            <text:p>-23900</text:p>
          </table:table-cell>
          <table:table-cell office:value-type="float" office:value="-38" calcext:value-type="float">
            <text:p>-38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23092" calcext:value-type="float">
            <text:p>-23092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3450" calcext:value-type="float">
            <text:p>-23450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2895" calcext:value-type="float">
            <text:p>-22895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3207" calcext:value-type="float">
            <text:p>-23207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2403" calcext:value-type="float">
            <text:p>-22403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3204" calcext:value-type="float">
            <text:p>-23204</text:p>
          </table:table-cell>
          <table:table-cell office:value-type="float" office:value="-37" calcext:value-type="float">
            <text:p>-37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2648" calcext:value-type="float">
            <text:p>-2264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988" calcext:value-type="float">
            <text:p>-22988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162" calcext:value-type="float">
            <text:p>-22162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3051" calcext:value-type="float">
            <text:p>-2305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2811" calcext:value-type="float">
            <text:p>-22811</text:p>
          </table:table-cell>
          <table:table-cell office:value-type="float" office:value="-36" calcext:value-type="float">
            <text:p>-36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-21718" calcext:value-type="float">
            <text:p>-21718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2439" calcext:value-type="float">
            <text:p>-2243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-21875" calcext:value-type="float">
            <text:p>-2187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2179" calcext:value-type="float">
            <text:p>-22179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-21630" calcext:value-type="float">
            <text:p>-21630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966" calcext:value-type="float">
            <text:p>-2196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-21159" calcext:value-type="float">
            <text:p>-21159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1736" calcext:value-type="float">
            <text:p>-21736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-20905" calcext:value-type="float">
            <text:p>-2090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876" calcext:value-type="float">
            <text:p>-21876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034" calcext:value-type="float">
            <text:p>-2103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1605" calcext:value-type="float">
            <text:p>-21605</text:p>
          </table:table-cell>
          <table:table-cell office:value-type="float" office:value="-34" calcext:value-type="float">
            <text:p>-34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-20786" calcext:value-type="float">
            <text:p>-20786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1154" calcext:value-type="float">
            <text:p>-21154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-20584" calcext:value-type="float">
            <text:p>-20584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897" calcext:value-type="float">
            <text:p>-20897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-20311" calcext:value-type="float">
            <text:p>-20311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21025" calcext:value-type="float">
            <text:p>-2102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9954" calcext:value-type="float">
            <text:p>-19954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20745" calcext:value-type="float">
            <text:p>-20745</text:p>
          </table:table-cell>
          <table:table-cell office:value-type="float" office:value="-33" calcext:value-type="float">
            <text:p>-33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19671" calcext:value-type="float">
            <text:p>-19671</text:p>
          </table:table-cell>
          <table:table-cell office:value-type="float" office:value="-31" calcext:value-type="float">
            <text:p>-3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0536" calcext:value-type="float">
            <text:p>-2053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1351" calcext:value-type="float">
            <text:p>-21351</text:p>
          </table:table-cell>
          <table:table-cell office:value-type="percentage" office:value="-0.34" calcext:value-type="percentage">
            <text:p>-34.00%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19429" calcext:value-type="float">
            <text:p>-19429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5077" calcext:value-type="float">
            <text:p>-15077</text:p>
          </table:table-cell>
          <table:table-cell office:value-type="percentage" office:value="-0.24" calcext:value-type="percentage">
            <text:p>-24.00%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20266" calcext:value-type="float">
            <text:p>-20266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1098" calcext:value-type="float">
            <text:p>-21098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-19158" calcext:value-type="float">
            <text:p>-1915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4802" calcext:value-type="float">
            <text:p>-14802</text:p>
          </table:table-cell>
          <table:table-cell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20272" calcext:value-type="float">
            <text:p>-20272</text:p>
          </table:table-cell>
          <table:table-cell office:value-type="float" office:value="-32" calcext:value-type="float">
            <text:p>-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0923" calcext:value-type="float">
            <text:p>-20923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-19136" calcext:value-type="float">
            <text:p>-1913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4560" calcext:value-type="float">
            <text:p>-14560</text:p>
          </table:table-cell>
          <table:table-cell office:value-type="percentage" office:value="-0.23" calcext:value-type="percentage">
            <text:p>-23.00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9982" calcext:value-type="float">
            <text:p>-19982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0691" calcext:value-type="float">
            <text:p>-20691</text:p>
          </table:table-cell>
          <table:table-cell office:value-type="percentage" office:value="-0.33" calcext:value-type="percentage">
            <text:p>-33.00%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8848" calcext:value-type="float">
            <text:p>-1884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4296" calcext:value-type="float">
            <text:p>-14296</text:p>
          </table:table-cell>
          <table:table-cell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9718" calcext:value-type="float">
            <text:p>-19718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0593" calcext:value-type="float">
            <text:p>-2059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-18609" calcext:value-type="float">
            <text:p>-18609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4175" calcext:value-type="float">
            <text:p>-14175</text:p>
          </table:table-cell>
          <table:table-cell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9480" calcext:value-type="float">
            <text:p>-19480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20343" calcext:value-type="float">
            <text:p>-2034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-18544" calcext:value-type="float">
            <text:p>-18544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874" calcext:value-type="float">
            <text:p>-13874</text:p>
          </table:table-cell>
          <table:table-cell office:value-type="percentage" office:value="-0.22" calcext:value-type="percentage">
            <text:p>-22.00%</text:p>
          </table:table-cell>
        </table:table-row>
        <table:table-row table:style-name="ro1">
          <table:table-cell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9086" calcext:value-type="float">
            <text:p>-19086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20153" calcext:value-type="float">
            <text:p>-20153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-18176" calcext:value-type="float">
            <text:p>-18176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3644" calcext:value-type="float">
            <text:p>-13644</text:p>
          </table:table-cell>
          <table:table-cell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9035" calcext:value-type="float">
            <text:p>-1903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0058" calcext:value-type="float">
            <text:p>-20058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-17885" calcext:value-type="float">
            <text:p>-1788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3350" calcext:value-type="float">
            <text:p>-13350</text:p>
          </table:table-cell>
          <table:table-cell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8798" calcext:value-type="float">
            <text:p>-18798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0091" calcext:value-type="float">
            <text:p>-20091</text:p>
          </table:table-cell>
          <table:table-cell office:value-type="percentage" office:value="-0.32" calcext:value-type="percentage">
            <text:p>-32.00%</text:p>
          </table:table-cell>
          <table:table-cell table:number-columns-repeated="7"/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-17598" calcext:value-type="float">
            <text:p>-1759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3370" calcext:value-type="float">
            <text:p>-13370</text:p>
          </table:table-cell>
          <table:table-cell office:value-type="percentage" office:value="-0.21" calcext:value-type="percentage">
            <text:p>-21.00%</text:p>
          </table:table-cell>
        </table:table-row>
        <table:table-row table:style-name="ro1">
          <table:table-cell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8498" calcext:value-type="float">
            <text:p>-18498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9702" calcext:value-type="float">
            <text:p>-19702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-17301" calcext:value-type="float">
            <text:p>-1730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3077" calcext:value-type="float">
            <text:p>-13077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8105" calcext:value-type="float">
            <text:p>-18105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9485" calcext:value-type="float">
            <text:p>-19485</text:p>
          </table:table-cell>
          <table:table-cell office:value-type="percentage" office:value="-0.31" calcext:value-type="percentage">
            <text:p>-31.00%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17112" calcext:value-type="float">
            <text:p>-17112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2827" calcext:value-type="float">
            <text:p>-12827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7838" calcext:value-type="float">
            <text:p>-17838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9228" calcext:value-type="float">
            <text:p>-19228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-16797" calcext:value-type="float">
            <text:p>-16797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2538" calcext:value-type="float">
            <text:p>-12538</text:p>
          </table:table-cell>
          <table:table-cell office:value-type="percentage" office:value="-0.2" calcext:value-type="percentage">
            <text:p>-20.00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7593" calcext:value-type="float">
            <text:p>-17593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9109" calcext:value-type="float">
            <text:p>-19109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6536" calcext:value-type="float">
            <text:p>-1653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425" calcext:value-type="float">
            <text:p>-12425</text:p>
          </table:table-cell>
          <table:table-cell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7531" calcext:value-type="float">
            <text:p>-17531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870" calcext:value-type="float">
            <text:p>-18870</text:p>
          </table:table-cell>
          <table:table-cell office:value-type="percentage" office:value="-0.3" calcext:value-type="percentage">
            <text:p>-30.00%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-16483" calcext:value-type="float">
            <text:p>-1648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2112" calcext:value-type="float">
            <text:p>-12112</text:p>
          </table:table-cell>
          <table:table-cell office:value-type="percentage" office:value="-0.19" calcext:value-type="percentage">
            <text:p>-19.00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7111" calcext:value-type="float">
            <text:p>-1711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8637" calcext:value-type="float">
            <text:p>-18637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-16077" calcext:value-type="float">
            <text:p>-16077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1860" calcext:value-type="float">
            <text:p>-11860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7017" calcext:value-type="float">
            <text:p>-17017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8481" calcext:value-type="float">
            <text:p>-18481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15753" calcext:value-type="float">
            <text:p>-1575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1558" calcext:value-type="float">
            <text:p>-11558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6516" calcext:value-type="float">
            <text:p>-16516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8242" calcext:value-type="float">
            <text:p>-18242</text:p>
          </table:table-cell>
          <table:table-cell office:value-type="percentage" office:value="-0.29" calcext:value-type="percentage">
            <text:p>-29.00%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5733" calcext:value-type="float">
            <text:p>-15733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1406" calcext:value-type="float">
            <text:p>-11406</text:p>
          </table:table-cell>
          <table:table-cell office:value-type="percentage" office:value="-0.18" calcext:value-type="percentage">
            <text:p>-18.00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6449" calcext:value-type="float">
            <text:p>-16449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7969" calcext:value-type="float">
            <text:p>-17969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15404" calcext:value-type="float">
            <text:p>-15404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11091" calcext:value-type="float">
            <text:p>-11091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6453" calcext:value-type="float">
            <text:p>-16453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8041" calcext:value-type="float">
            <text:p>-18041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15411" calcext:value-type="float">
            <text:p>-1541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0851" calcext:value-type="float">
            <text:p>-10851</text:p>
          </table:table-cell>
          <table:table-cell office:value-type="percentage" office:value="-0.17" calcext:value-type="percentage">
            <text:p>-17.00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5854" calcext:value-type="float">
            <text:p>-15854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7756" calcext:value-type="float">
            <text:p>-17756</text:p>
          </table:table-cell>
          <table:table-cell office:value-type="percentage" office:value="-0.28" calcext:value-type="percentage">
            <text:p>-28.00%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-14814" calcext:value-type="float">
            <text:p>-1481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0514" calcext:value-type="float">
            <text:p>-10514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5569" calcext:value-type="float">
            <text:p>-15569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7334" calcext:value-type="float">
            <text:p>-17334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-14522" calcext:value-type="float">
            <text:p>-14522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387" calcext:value-type="float">
            <text:p>-10387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5473" calcext:value-type="float">
            <text:p>-15473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7059" calcext:value-type="float">
            <text:p>-17059</text:p>
          </table:table-cell>
          <table:table-cell office:value-type="percentage" office:value="-0.27" calcext:value-type="percentage">
            <text:p>-27.00%</text:p>
          </table:table-cell>
          <table:table-cell table:number-columns-repeated="7"/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-14421" calcext:value-type="float">
            <text:p>-1442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10033" calcext:value-type="float">
            <text:p>-10033</text:p>
          </table:table-cell>
          <table:table-cell office:value-type="percentage" office:value="-0.16" calcext:value-type="percentage">
            <text:p>-16.00%</text:p>
          </table:table-cell>
        </table:table-row>
        <table:table-row table:style-name="ro1">
          <table:table-cell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5005" calcext:value-type="float">
            <text:p>-15005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6847" calcext:value-type="float">
            <text:p>-16847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-13980" calcext:value-type="float">
            <text:p>-13980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9770" calcext:value-type="float">
            <text:p>-9770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4948" calcext:value-type="float">
            <text:p>-1494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6542" calcext:value-type="float">
            <text:p>-16542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-13885" calcext:value-type="float">
            <text:p>-13885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9445" calcext:value-type="float">
            <text:p>-9445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4664" calcext:value-type="float">
            <text:p>-1466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6565" calcext:value-type="float">
            <text:p>-16565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-13297" calcext:value-type="float">
            <text:p>-13297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9455" calcext:value-type="float">
            <text:p>-9455</text:p>
          </table:table-cell>
          <table:table-cell office:value-type="percentage" office:value="-0.15" calcext:value-type="percentage">
            <text:p>-15.00%</text:p>
          </table:table-cell>
        </table:table-row>
        <table:table-row table:style-name="ro1">
          <table:table-cell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4032" calcext:value-type="float">
            <text:p>-14032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16344" calcext:value-type="float">
            <text:p>-16344</text:p>
          </table:table-cell>
          <table:table-cell office:value-type="percentage" office:value="-0.26" calcext:value-type="percentage">
            <text:p>-26.00%</text:p>
          </table:table-cell>
          <table:table-cell table:number-columns-repeated="7"/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-12952" calcext:value-type="float">
            <text:p>-1295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9125" calcext:value-type="float">
            <text:p>-9125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954" calcext:value-type="float">
            <text:p>-1395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6207" calcext:value-type="float">
            <text:p>-16207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-13114" calcext:value-type="float">
            <text:p>-131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790" calcext:value-type="float">
            <text:p>-8790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3857" calcext:value-type="float">
            <text:p>-13857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15748" calcext:value-type="float">
            <text:p>-15748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-12478" calcext:value-type="float">
            <text:p>-12478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8447" calcext:value-type="float">
            <text:p>-8447</text:p>
          </table:table-cell>
          <table:table-cell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3292" calcext:value-type="float">
            <text:p>-13292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5804" calcext:value-type="float">
            <text:p>-15804</text:p>
          </table:table-cell>
          <table:table-cell office:value-type="percentage" office:value="-0.25" calcext:value-type="percentage">
            <text:p>-25.00%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-12393" calcext:value-type="float">
            <text:p>-12393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8312" calcext:value-type="float">
            <text:p>-8312</text:p>
          </table:table-cell>
          <table:table-cell office:value-type="percentage" office:value="-0.13" calcext:value-type="percentage">
            <text:p>-13.00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3159" calcext:value-type="float">
            <text:p>-1315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15538" calcext:value-type="float">
            <text:p>-15538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-11736" calcext:value-type="float">
            <text:p>-11736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7960" calcext:value-type="float">
            <text:p>-7960</text:p>
          </table:table-cell>
          <table:table-cell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2696" calcext:value-type="float">
            <text:p>-12696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5017" calcext:value-type="float">
            <text:p>-15017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-11810" calcext:value-type="float">
            <text:p>-118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7687" calcext:value-type="float">
            <text:p>-7687</text:p>
          </table:table-cell>
          <table:table-cell office:value-type="percentage" office:value="-0.12" calcext:value-type="percentage">
            <text:p>-12.00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2564" calcext:value-type="float">
            <text:p>-1256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5030" calcext:value-type="float">
            <text:p>-15030</text:p>
          </table:table-cell>
          <table:table-cell office:value-type="percentage" office:value="-0.24" calcext:value-type="percentage">
            <text:p>-24.00%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-11166" calcext:value-type="float">
            <text:p>-111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7315" calcext:value-type="float">
            <text:p>-7315</text:p>
          </table:table-cell>
          <table:table-cell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982" calcext:value-type="float">
            <text:p>-1198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4466" calcext:value-type="float">
            <text:p>-14466</text:p>
          </table:table-cell>
          <table:table-cell office:value-type="percentage" office:value="-0.23" calcext:value-type="percentage">
            <text:p>-23.00%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11068" calcext:value-type="float">
            <text:p>-1106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7089" calcext:value-type="float">
            <text:p>-7089</text:p>
          </table:table-cell>
          <table:table-cell office:value-type="percentage" office:value="-0.11" calcext:value-type="percentage">
            <text:p>-11.00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14154" calcext:value-type="float">
            <text:p>-1415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0387" calcext:value-type="float">
            <text:p>-1038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6687" calcext:value-type="float">
            <text:p>-6687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1828" calcext:value-type="float">
            <text:p>-11828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3924" calcext:value-type="float">
            <text:p>-13924</text:p>
          </table:table-cell>
          <table:table-cell office:value-type="percentage" office:value="-0.22" calcext:value-type="percentage">
            <text:p>-22.00%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10376" calcext:value-type="float">
            <text:p>-1037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6376" calcext:value-type="float">
            <text:p>-6376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11151" calcext:value-type="float">
            <text:p>-11151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13555" calcext:value-type="float">
            <text:p>-13555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-9977" calcext:value-type="float">
            <text:p>-997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5984" calcext:value-type="float">
            <text:p>-5984</text:p>
          </table:table-cell>
          <table:table-cell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11066" calcext:value-type="float">
            <text:p>-1106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3559" calcext:value-type="float">
            <text:p>-13559</text:p>
          </table:table-cell>
          <table:table-cell office:value-type="percentage" office:value="-0.21" calcext:value-type="percentage">
            <text:p>-21.00%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-9603" calcext:value-type="float">
            <text:p>-960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5842" calcext:value-type="float">
            <text:p>-5842</text:p>
          </table:table-cell>
          <table:table-cell office:value-type="percentage" office:value="-0.09" calcext:value-type="percentage">
            <text:p>-9.00%</text:p>
          </table:table-cell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10380" calcext:value-type="float">
            <text:p>-1038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13061" calcext:value-type="float">
            <text:p>-13061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-9161" calcext:value-type="float">
            <text:p>-916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5415" calcext:value-type="float">
            <text:p>-5415</text:p>
          </table:table-cell>
          <table:table-cell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10344" calcext:value-type="float">
            <text:p>-1034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2798" calcext:value-type="float">
            <text:p>-12798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-9225" calcext:value-type="float">
            <text:p>-922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5110" calcext:value-type="float">
            <text:p>-5110</text:p>
          </table:table-cell>
          <table:table-cell office:value-type="percentage" office:value="-0.08" calcext:value-type="percentage">
            <text:p>-8.00%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9720" calcext:value-type="float">
            <text:p>-972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12448" calcext:value-type="float">
            <text:p>-12448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-8763" calcext:value-type="float">
            <text:p>-8763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4714" calcext:value-type="float">
            <text:p>-4714</text:p>
          </table:table-cell>
          <table:table-cell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9362" calcext:value-type="float">
            <text:p>-936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2510" calcext:value-type="float">
            <text:p>-12510</text:p>
          </table:table-cell>
          <table:table-cell office:value-type="percentage" office:value="-0.2" calcext:value-type="percentage">
            <text:p>-20.00%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-8151" calcext:value-type="float">
            <text:p>-815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728" calcext:value-type="float">
            <text:p>-4728</text:p>
          </table:table-cell>
          <table:table-cell office:value-type="percentage" office:value="-0.07" calcext:value-type="percentage">
            <text:p>-7.00%</text:p>
          </table:table-cell>
        </table:table-row>
        <table:table-row table:style-name="ro1">
          <table:table-cell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8902" calcext:value-type="float">
            <text:p>-8902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12166" calcext:value-type="float">
            <text:p>-12166</text:p>
          </table:table-cell>
          <table:table-cell office:value-type="percentage" office:value="-0.19" calcext:value-type="percentage">
            <text:p>-19.00%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-7660" calcext:value-type="float">
            <text:p>-766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4354" calcext:value-type="float">
            <text:p>-4354</text:p>
          </table:table-cell>
          <table:table-cell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9059" calcext:value-type="float">
            <text:p>-905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1863" calcext:value-type="float">
            <text:p>-11863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7769" calcext:value-type="float">
            <text:p>-776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3993" calcext:value-type="float">
            <text:p>-3993</text:p>
          </table:table-cell>
          <table:table-cell office:value-type="percentage" office:value="-0.06" calcext:value-type="percentage">
            <text:p>-6.00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8333" calcext:value-type="float">
            <text:p>-833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11500" calcext:value-type="float">
            <text:p>-11500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-7281" calcext:value-type="float">
            <text:p>-728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3513" calcext:value-type="float">
            <text:p>-3513</text:p>
          </table:table-cell>
          <table:table-cell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8210" calcext:value-type="float">
            <text:p>-821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1324" calcext:value-type="float">
            <text:p>-11324</text:p>
          </table:table-cell>
          <table:table-cell office:value-type="percentage" office:value="-0.18" calcext:value-type="percentage">
            <text:p>-18.00%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-6641" calcext:value-type="float">
            <text:p>-664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382" calcext:value-type="float">
            <text:p>-3382</text:p>
          </table:table-cell>
          <table:table-cell office:value-type="percentage" office:value="-0.05" calcext:value-type="percentage">
            <text:p>-5.00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7716" calcext:value-type="float">
            <text:p>-77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11002" calcext:value-type="float">
            <text:p>-11002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-6410" calcext:value-type="float">
            <text:p>-641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2929" calcext:value-type="float">
            <text:p>-2929</text:p>
          </table:table-cell>
          <table:table-cell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7491" calcext:value-type="float">
            <text:p>-749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0686" calcext:value-type="float">
            <text:p>-10686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-6168" calcext:value-type="float">
            <text:p>-616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568" calcext:value-type="float">
            <text:p>-2568</text:p>
          </table:table-cell>
          <table:table-cell office:value-type="percentage" office:value="-0.04" calcext:value-type="percentage">
            <text:p>-4.00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6976" calcext:value-type="float">
            <text:p>-697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10657" calcext:value-type="float">
            <text:p>-10657</text:p>
          </table:table-cell>
          <table:table-cell office:value-type="percentage" office:value="-0.17" calcext:value-type="percentage">
            <text:p>-17.00%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5679" calcext:value-type="float">
            <text:p>-5679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2049" calcext:value-type="float">
            <text:p>-2049</text:p>
          </table:table-cell>
          <table:table-cell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6323" calcext:value-type="float">
            <text:p>-63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0166" calcext:value-type="float">
            <text:p>-10166</text:p>
          </table:table-cell>
          <table:table-cell office:value-type="percentage" office:value="-0.16" calcext:value-type="percentage">
            <text:p>-16.00%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-5238" calcext:value-type="float">
            <text:p>-5238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886" calcext:value-type="float">
            <text:p>-1886</text:p>
          </table:table-cell>
          <table:table-cell office:value-type="percentage" office:value="-0.03" calcext:value-type="percentage">
            <text:p>-3.00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5807" calcext:value-type="float">
            <text:p>-580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9776" calcext:value-type="float">
            <text:p>-9776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-4724" calcext:value-type="float">
            <text:p>-472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1501" calcext:value-type="float">
            <text:p>-1501</text:p>
          </table:table-cell>
          <table:table-cell office:value-type="percentage" office:value="-0.02" calcext:value-type="percentage">
            <text:p>-2.00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5833" calcext:value-type="float">
            <text:p>-5833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9462" calcext:value-type="float">
            <text:p>-9462</text:p>
          </table:table-cell>
          <table:table-cell office:value-type="percentage" office:value="-0.15" calcext:value-type="percentage">
            <text:p>-15.00%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-4723" calcext:value-type="float">
            <text:p>-4723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144" calcext:value-type="float">
            <text:p>-1144</text:p>
          </table:table-cell>
          <table:table-cell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5295" calcext:value-type="float">
            <text:p>-529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9052" calcext:value-type="float">
            <text:p>-9052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-4173" calcext:value-type="float">
            <text:p>-4173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640" calcext:value-type="float">
            <text:p>-640</text:p>
          </table:table-cell>
          <table:table-cell office:value-type="percentage" office:value="-0.01" calcext:value-type="percentage">
            <text:p>-1.00%</text:p>
          </table:table-cell>
        </table:table-row>
        <table:table-row table:style-name="ro1">
          <table:table-cell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5127" calcext:value-type="float">
            <text:p>-512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8848" calcext:value-type="float">
            <text:p>-8848</text:p>
          </table:table-cell>
          <table:table-cell office:value-type="percentage" office:value="-0.14" calcext:value-type="percentage">
            <text:p>-14.00%</text:p>
          </table:table-cell>
          <table:table-cell table:number-columns-repeated="7"/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-3468" calcext:value-type="float">
            <text:p>-346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398" calcext:value-type="float">
            <text:p>-398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4330" calcext:value-type="float">
            <text:p>-43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8421" calcext:value-type="float">
            <text:p>-8421</text:p>
          </table:table-cell>
          <table:table-cell office:value-type="percentage" office:value="-0.13" calcext:value-type="percentage">
            <text:p>-13.00%</text:p>
          </table:table-cell>
          <table:table-cell table:number-columns-repeated="7"/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-3163" calcext:value-type="float">
            <text:p>-3163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91" calcext:value-type="float">
            <text:p>291</text:p>
          </table:table-cell>
          <table:table-cell table:style-name="ce3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4060" calcext:value-type="float">
            <text:p>-406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8097" calcext:value-type="float">
            <text:p>-8097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-2893" calcext:value-type="float">
            <text:p>-289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81" calcext:value-type="float">
            <text:p>38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3498" calcext:value-type="float">
            <text:p>-349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7883" calcext:value-type="float">
            <text:p>-7883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-2335" calcext:value-type="float">
            <text:p>-233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3041" calcext:value-type="float">
            <text:p>-304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7725" calcext:value-type="float">
            <text:p>-7725</text:p>
          </table:table-cell>
          <table:table-cell office:value-type="percentage" office:value="-0.12" calcext:value-type="percentage">
            <text:p>-12.00%</text:p>
          </table:table-cell>
          <table:table-cell table:number-columns-repeated="7"/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-1845" calcext:value-type="float">
            <text:p>-184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2444" calcext:value-type="float">
            <text:p>-244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7280" calcext:value-type="float">
            <text:p>-728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-1007" calcext:value-type="float">
            <text:p>-100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369" calcext:value-type="float">
            <text:p>1369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2297" calcext:value-type="float">
            <text:p>-229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7020" calcext:value-type="float">
            <text:p>-7020</text:p>
          </table:table-cell>
          <table:table-cell office:value-type="percentage" office:value="-0.11" calcext:value-type="percentage">
            <text:p>-11.00%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-1110" calcext:value-type="float">
            <text:p>-11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59" calcext:value-type="float">
            <text:p>1759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67" calcext:value-type="float">
            <text:p>-186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6490" calcext:value-type="float">
            <text:p>-6490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-181" calcext:value-type="float">
            <text:p>-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-1285" calcext:value-type="float">
            <text:p>-128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6287" calcext:value-type="float">
            <text:p>-6287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84" calcext:value-type="float">
            <text:p>2584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-880" calcext:value-type="float">
            <text:p>-88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5928" calcext:value-type="float">
            <text:p>-5928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150" calcext:value-type="float">
            <text:p>3150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-639" calcext:value-type="float">
            <text:p>-6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5474" calcext:value-type="float">
            <text:p>-5474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4994" calcext:value-type="float">
            <text:p>-499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4703" calcext:value-type="float">
            <text:p>-4703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09" calcext:value-type="float">
            <text:p>4409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4524" calcext:value-type="float">
            <text:p>-4524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2785" calcext:value-type="float">
            <text:p>27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958" calcext:value-type="float">
            <text:p>4958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3838" calcext:value-type="float">
            <text:p>-3838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2774" calcext:value-type="float">
            <text:p>27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399" calcext:value-type="float">
            <text:p>5399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3336" calcext:value-type="float">
            <text:p>-3336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3661" calcext:value-type="float">
            <text:p>36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57" calcext:value-type="float">
            <text:p>5957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2547" calcext:value-type="float">
            <text:p>25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3104" calcext:value-type="float">
            <text:p>-3104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3991" calcext:value-type="float">
            <text:p>39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236" calcext:value-type="float">
            <text:p>6236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2671" calcext:value-type="float">
            <text:p>-2671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4736" calcext:value-type="float">
            <text:p>47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58" calcext:value-type="float">
            <text:p>685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3710" calcext:value-type="float">
            <text:p>37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2243" calcext:value-type="float">
            <text:p>-224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5038" calcext:value-type="float">
            <text:p>50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309" calcext:value-type="float">
            <text:p>7309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4458" calcext:value-type="float">
            <text:p>44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724" calcext:value-type="float">
            <text:p>-1724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5812" calcext:value-type="float">
            <text:p>58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894" calcext:value-type="float">
            <text:p>7894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4785" calcext:value-type="float">
            <text:p>47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787" calcext:value-type="float">
            <text:p>-1787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6687" calcext:value-type="float">
            <text:p>66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51" calcext:value-type="float">
            <text:p>7851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5518" calcext:value-type="float">
            <text:p>55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1219" calcext:value-type="float">
            <text:p>-1219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7433" calcext:value-type="float">
            <text:p>74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487" calcext:value-type="float">
            <text:p>8487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5950" calcext:value-type="float">
            <text:p>59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021" calcext:value-type="float">
            <text:p>-102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345" calcext:value-type="float">
            <text:p>734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1" calcext:value-type="float">
            <text:p>8961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6710" calcext:value-type="float">
            <text:p>67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8093" calcext:value-type="float">
            <text:p>8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10" calcext:value-type="float">
            <text:p>9610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7261" calcext:value-type="float">
            <text:p>726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float" office:value="-50" calcext:value-type="float">
            <text:p>-50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052" calcext:value-type="float">
            <text:p>905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899" calcext:value-type="float">
            <text:p>9899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7820" calcext:value-type="float">
            <text:p>78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5" calcext:value-type="float">
            <text:p>24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9812" calcext:value-type="float">
            <text:p>98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530" calcext:value-type="float">
            <text:p>10530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8459" calcext:value-type="float">
            <text:p>84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63" calcext:value-type="float">
            <text:p>863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9949" calcext:value-type="float">
            <text:p>99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002" calcext:value-type="float">
            <text:p>11002</text:p>
          </table:table-cell>
          <table:table-cell office:value-type="percentage" office:value="0.17" calcext:value-type="percentage">
            <text:p>17.00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9235" calcext:value-type="float">
            <text:p>92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1050" calcext:value-type="float">
            <text:p>110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732" calcext:value-type="float">
            <text:p>11732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9656" calcext:value-type="float">
            <text:p>96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98" calcext:value-type="float">
            <text:p>1498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1416" calcext:value-type="float">
            <text:p>114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1909" calcext:value-type="float">
            <text:p>11909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0752" calcext:value-type="float">
            <text:p>107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98" calcext:value-type="float">
            <text:p>2498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2563" calcext:value-type="float">
            <text:p>125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595" calcext:value-type="float">
            <text:p>12595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0759" calcext:value-type="float">
            <text:p>107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88" calcext:value-type="float">
            <text:p>2988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2281" calcext:value-type="float">
            <text:p>1228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05" calcext:value-type="float">
            <text:p>13105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1553" calcext:value-type="float">
            <text:p>115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81" calcext:value-type="float">
            <text:p>3581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3373" calcext:value-type="float">
            <text:p>133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867" calcext:value-type="float">
            <text:p>13867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1994" calcext:value-type="float">
            <text:p>119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07" calcext:value-type="float">
            <text:p>3907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4101" calcext:value-type="float">
            <text:p>1410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157" calcext:value-type="float">
            <text:p>14157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3145" calcext:value-type="float">
            <text:p>1314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525" calcext:value-type="float">
            <text:p>452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4734" calcext:value-type="float">
            <text:p>147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891" calcext:value-type="float">
            <text:p>14891</text:p>
          </table:table-cell>
          <table:table-cell office:value-type="percentage" office:value="0.23" calcext:value-type="percentage">
            <text:p>23.00%</text:p>
          </table:table-cell>
        </table:table-row>
        <table:table-row table:style-name="ro1">
          <table:table-cell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3570" calcext:value-type="float">
            <text:p>135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68" calcext:value-type="float">
            <text:p>5068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5372" calcext:value-type="float">
            <text:p>1537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426" calcext:value-type="float">
            <text:p>15426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4251" calcext:value-type="float">
            <text:p>142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735" calcext:value-type="float">
            <text:p>5735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6247" calcext:value-type="float">
            <text:p>162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205" calcext:value-type="float">
            <text:p>16205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5209" calcext:value-type="float">
            <text:p>152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73" calcext:value-type="float">
            <text:p>5673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6781" calcext:value-type="float">
            <text:p>1678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129" calcext:value-type="float">
            <text:p>16129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6168" calcext:value-type="float">
            <text:p>161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331" calcext:value-type="float">
            <text:p>6331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867" calcext:value-type="float">
            <text:p>16867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10720" calcext:value-type="float">
            <text:p>-1072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724" calcext:value-type="float">
            <text:p>6724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-9140" calcext:value-type="float">
            <text:p>-914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7475" calcext:value-type="float">
            <text:p>17475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10461" calcext:value-type="float">
            <text:p>-1046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619" calcext:value-type="float">
            <text:p>7619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-9068" calcext:value-type="float">
            <text:p>-906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8229" calcext:value-type="float">
            <text:p>18229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10498" calcext:value-type="float">
            <text:p>-10498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952" calcext:value-type="float">
            <text:p>795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-8807" calcext:value-type="float">
            <text:p>-880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591" calcext:value-type="float">
            <text:p>18591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9951" calcext:value-type="float">
            <text:p>-995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686" calcext:value-type="float">
            <text:p>8686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-8516" calcext:value-type="float">
            <text:p>-851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9391" calcext:value-type="float">
            <text:p>19391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10054" calcext:value-type="float">
            <text:p>-1005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234" calcext:value-type="float">
            <text:p>9234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-8132" calcext:value-type="float">
            <text:p>-813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0031" calcext:value-type="float">
            <text:p>20031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9761" calcext:value-type="float">
            <text:p>-976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682" calcext:value-type="float">
            <text:p>9682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-7824" calcext:value-type="float">
            <text:p>-78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0897" calcext:value-type="float">
            <text:p>20897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9535" calcext:value-type="float">
            <text:p>-953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955" calcext:value-type="float">
            <text:p>995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-7562" calcext:value-type="float">
            <text:p>-756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1211" calcext:value-type="float">
            <text:p>21211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8941" calcext:value-type="float">
            <text:p>-894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023" calcext:value-type="float">
            <text:p>11023</text:p>
          </table:table-cell>
          <table:table-cell office:value-type="percentage" office:value="0.17" calcext:value-type="percentage">
            <text:p>17.00%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-7518" calcext:value-type="float">
            <text:p>-751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2024" calcext:value-type="float">
            <text:p>22024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9217" calcext:value-type="float">
            <text:p>-921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72" calcext:value-type="float">
            <text:p>11272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-7501" calcext:value-type="float">
            <text:p>-750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2676" calcext:value-type="float">
            <text:p>22676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8643" calcext:value-type="float">
            <text:p>-86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22" calcext:value-type="float">
            <text:p>11922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-7185" calcext:value-type="float">
            <text:p>-718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585" calcext:value-type="float">
            <text:p>23585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8405" calcext:value-type="float">
            <text:p>-840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286" calcext:value-type="float">
            <text:p>1228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-6648" calcext:value-type="float">
            <text:p>-664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8302" calcext:value-type="float">
            <text:p>-830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586" calcext:value-type="float">
            <text:p>13586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-6314" calcext:value-type="float">
            <text:p>-631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891" calcext:value-type="float">
            <text:p>24891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8206" calcext:value-type="float">
            <text:p>-820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224" calcext:value-type="float">
            <text:p>14224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-6483" calcext:value-type="float">
            <text:p>-648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5600" calcext:value-type="float">
            <text:p>25600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7579" calcext:value-type="float">
            <text:p>-7579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033" calcext:value-type="float">
            <text:p>15033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-6150" calcext:value-type="float">
            <text:p>-615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6546" calcext:value-type="float">
            <text:p>26546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7340" calcext:value-type="float">
            <text:p>-73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941" calcext:value-type="float">
            <text:p>14941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-5626" calcext:value-type="float">
            <text:p>-5626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6484" calcext:value-type="float">
            <text:p>26484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7287" calcext:value-type="float">
            <text:p>-7287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793" calcext:value-type="float">
            <text:p>1579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-5309" calcext:value-type="float">
            <text:p>-5309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7457" calcext:value-type="float">
            <text:p>27457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7209" calcext:value-type="float">
            <text:p>-720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54" calcext:value-type="float">
            <text:p>16454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-5435" calcext:value-type="float">
            <text:p>-543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8189" calcext:value-type="float">
            <text:p>28189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6619" calcext:value-type="float">
            <text:p>-661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332" calcext:value-type="float">
            <text:p>17332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-4830" calcext:value-type="float">
            <text:p>-483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9231" calcext:value-type="float">
            <text:p>29231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6327" calcext:value-type="float">
            <text:p>-632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347" calcext:value-type="float">
            <text:p>17347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-4564" calcext:value-type="float">
            <text:p>-4564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9579" calcext:value-type="float">
            <text:p>29579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6270" calcext:value-type="float">
            <text:p>-627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196" calcext:value-type="float">
            <text:p>18196</text:p>
          </table:table-cell>
          <table:table-cell office:value-type="percentage" office:value="0.29" calcext:value-type="percentage">
            <text:p>29.00%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-4470" calcext:value-type="float">
            <text:p>-447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0667" calcext:value-type="float">
            <text:p>30667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5844" calcext:value-type="float">
            <text:p>-584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8884" calcext:value-type="float">
            <text:p>18884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-4087" calcext:value-type="float">
            <text:p>-408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1447" calcext:value-type="float">
            <text:p>3144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5505" calcext:value-type="float">
            <text:p>-5505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0316" calcext:value-type="float">
            <text:p>20316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-3729" calcext:value-type="float">
            <text:p>-3729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2629" calcext:value-type="float">
            <text:p>32629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5406" calcext:value-type="float">
            <text:p>-540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6309" calcext:value-type="float">
            <text:p>-6309</text:p>
          </table:table-cell>
          <table:table-cell office:value-type="percentage" office:value="-0.1" calcext:value-type="percentage">
            <text:p>-10.00%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-3672" calcext:value-type="float">
            <text:p>-367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6" calcext:value-type="float">
            <text:p>1366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5143" calcext:value-type="float">
            <text:p>-514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6019" calcext:value-type="float">
            <text:p>-6019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-3053" calcext:value-type="float">
            <text:p>-305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12" calcext:value-type="float">
            <text:p>1712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5132" calcext:value-type="float">
            <text:p>-5132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5765" calcext:value-type="float">
            <text:p>-5765</text:p>
          </table:table-cell>
          <table:table-cell office:value-type="percentage" office:value="-0.09" calcext:value-type="percentage">
            <text:p>-9.00%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-3039" calcext:value-type="float">
            <text:p>-3039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74" calcext:value-type="float">
            <text:p>1974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4512" calcext:value-type="float">
            <text:p>-45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5449" calcext:value-type="float">
            <text:p>-5449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-2935" calcext:value-type="float">
            <text:p>-293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62" calcext:value-type="float">
            <text:p>2362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4225" calcext:value-type="float">
            <text:p>-4225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5297" calcext:value-type="float">
            <text:p>-5297</text:p>
          </table:table-cell>
          <table:table-cell office:value-type="percentage" office:value="-0.08" calcext:value-type="percentage">
            <text:p>-8.00%</text:p>
          </table:table-cell>
          <table:table-cell table:number-columns-repeated="7"/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-2656" calcext:value-type="float">
            <text:p>-265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504" calcext:value-type="float">
            <text:p>2504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3837" calcext:value-type="float">
            <text:p>-3837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4989" calcext:value-type="float">
            <text:p>-4989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-2011" calcext:value-type="float">
            <text:p>-20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835" calcext:value-type="float">
            <text:p>2835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3926" calcext:value-type="float">
            <text:p>-392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4750" calcext:value-type="float">
            <text:p>-4750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-2101" calcext:value-type="float">
            <text:p>-210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96" calcext:value-type="float">
            <text:p>3096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3233" calcext:value-type="float">
            <text:p>-323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4436" calcext:value-type="float">
            <text:p>-4436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-1468" calcext:value-type="float">
            <text:p>-146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43" calcext:value-type="float">
            <text:p>3543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2996" calcext:value-type="float">
            <text:p>-299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4451" calcext:value-type="float">
            <text:p>-4451</text:p>
          </table:table-cell>
          <table:table-cell office:value-type="percentage" office:value="-0.07" calcext:value-type="percentage">
            <text:p>-7.00%</text:p>
          </table:table-cell>
          <table:table-cell table:number-columns-repeated="7"/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-1384" calcext:value-type="float">
            <text:p>-1384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445" calcext:value-type="float">
            <text:p>3445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2867" calcext:value-type="float">
            <text:p>-286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4127" calcext:value-type="float">
            <text:p>-412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-759" calcext:value-type="float">
            <text:p>-75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9279" calcext:value-type="float">
            <text:p>-9279</text:p>
          </table:table-cell>
          <table:table-cell office:value-type="percentage" office:value="-0.14" calcext:value-type="percentage">
            <text:p>-14.00%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2450" calcext:value-type="float">
            <text:p>-245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3907" calcext:value-type="float">
            <text:p>-3907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-839" calcext:value-type="float">
            <text:p>-83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091" calcext:value-type="float">
            <text:p>4091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-2345" calcext:value-type="float">
            <text:p>-234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3949" calcext:value-type="float">
            <text:p>-3949</text:p>
          </table:table-cell>
          <table:table-cell office:value-type="percentage" office:value="-0.06" calcext:value-type="percentage">
            <text:p>-6.00%</text:p>
          </table:table-cell>
          <table:table-cell table:number-columns-repeated="7"/>
          <table:table-cell table:style-name="ce1" office:value-type="string" calcext:value-type="string">
            <text:p>a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-165" calcext:value-type="float">
            <text:p>-16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440" calcext:value-type="float">
            <text:p>4440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-2058" calcext:value-type="float">
            <text:p>-2058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3419" calcext:value-type="float">
            <text:p>-3419</text:p>
          </table:table-cell>
          <table:table-cell office:value-type="percentage" office:value="-0.05" calcext:value-type="percentage">
            <text:p>-5.00%</text:p>
          </table:table-cell>
          <table:table-cell table:number-columns-repeated="7"/>
          <table:table-cell table:style-name="ce1" office:value-type="string" calcext:value-type="string">
            <text:p>a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636" calcext:value-type="float">
            <text:p>4636</text:p>
          </table:table-cell>
          <table:table-cell office:value-type="percentage" office:value="0.07" calcext:value-type="percentage">
            <text:p>7.00%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-1423" calcext:value-type="float">
            <text:p>-142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3075" calcext:value-type="float">
            <text:p>-3075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055" calcext:value-type="float">
            <text:p>5055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-1220" calcext:value-type="float">
            <text:p>-12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2798" calcext:value-type="float">
            <text:p>-2798</text:p>
          </table:table-cell>
          <table:table-cell office:value-type="percentage" office:value="-0.04" calcext:value-type="percentage">
            <text:p>-4.00%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336" calcext:value-type="float">
            <text:p>5336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-1060" calcext:value-type="float">
            <text:p>-106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2469" calcext:value-type="float">
            <text:p>-246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726" calcext:value-type="float">
            <text:p>5726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-432" calcext:value-type="float">
            <text:p>-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2299" calcext:value-type="float">
            <text:p>-2299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902" calcext:value-type="float">
            <text:p>5902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/>
          <table:table-cell table:style-name="ce1" office:value-type="string" calcext:value-type="string">
            <text:p>a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-315" calcext:value-type="float">
            <text:p>-3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953" calcext:value-type="float">
            <text:p>-1953</text:p>
          </table:table-cell>
          <table:table-cell office:value-type="percentage" office:value="-0.03" calcext:value-type="percentage">
            <text:p>-3.00%</text:p>
          </table:table-cell>
          <table:table-cell table:number-columns-repeated="7"/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1696" calcext:value-type="float">
            <text:p>16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299" calcext:value-type="float">
            <text:p>629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table:style-name="ce1" office:value-type="string" calcext:value-type="string">
            <text:p>a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-309" calcext:value-type="float">
            <text:p>-30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1682" calcext:value-type="float">
            <text:p>-1682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1701" calcext:value-type="float">
            <text:p>1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616" calcext:value-type="float">
            <text:p>6616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400" calcext:value-type="float">
            <text:p>-1400</text:p>
          </table:table-cell>
          <table:table-cell office:value-type="percentage" office:value="-0.02" calcext:value-type="percentage">
            <text:p>-2.00%</text:p>
          </table:table-cell>
          <table:table-cell table:number-columns-repeated="7"/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2388" calcext:value-type="float">
            <text:p>23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7000" calcext:value-type="float">
            <text:p>7000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1148" calcext:value-type="float">
            <text:p>-1148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182" calcext:value-type="float">
            <text:p>7182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791" calcext:value-type="float">
            <text:p>-791</text:p>
          </table:table-cell>
          <table:table-cell office:value-type="percentage" office:value="-0.01" calcext:value-type="percentage">
            <text:p>-1.00%</text:p>
          </table:table-cell>
          <table:table-cell table:number-columns-repeated="7"/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3187" calcext:value-type="float">
            <text:p>31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73" calcext:value-type="float">
            <text:p>7573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511" calcext:value-type="float">
            <text:p>-511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3396" calcext:value-type="float">
            <text:p>3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34" calcext:value-type="float">
            <text:p>7934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25" calcext:value-type="float">
            <text:p>-125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3856" calcext:value-type="float">
            <text:p>38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348" calcext:value-type="float">
            <text:p>8348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36" calcext:value-type="float">
            <text:p>-13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4216" calcext:value-type="float">
            <text:p>42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270" calcext:value-type="float">
            <text:p>8270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2657" calcext:value-type="float">
            <text:p>2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4712" calcext:value-type="float">
            <text:p>4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726" calcext:value-type="float">
            <text:p>8726</text:p>
          </table:table-cell>
          <table:table-cell office:value-type="percentage" office:value="0.13" calcext:value-type="percentage">
            <text:p>13.00%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office:value-type="percentage" office:value="0" calcext:value-type="percentage">
            <text:p>0.00%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4929" calcext:value-type="float">
            <text:p>49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9035" calcext:value-type="float">
            <text:p>9035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2958" calcext:value-type="float">
            <text:p>29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855" calcext:value-type="float">
            <text:p>855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5428" calcext:value-type="float">
            <text:p>54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9458" calcext:value-type="float">
            <text:p>9458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3306" calcext:value-type="float">
            <text:p>33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1" calcext:value-type="percentage">
            <text:p>1.00%</text:p>
          </table:table-cell>
          <table:table-cell table:number-columns-repeated="7"/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5551" calcext:value-type="float">
            <text:p>55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651" calcext:value-type="float">
            <text:p>9651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3778" calcext:value-type="float">
            <text:p>37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6271" calcext:value-type="float">
            <text:p>62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082" calcext:value-type="float">
            <text:p>10082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4023" calcext:value-type="float">
            <text:p>40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36" calcext:value-type="float">
            <text:p>1636</text:p>
          </table:table-cell>
          <table:table-cell office:value-type="percentage" office:value="0.02" calcext:value-type="percentage">
            <text:p>2.00%</text:p>
          </table:table-cell>
          <table:table-cell table:number-columns-repeated="7"/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6299" calcext:value-type="float">
            <text:p>62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0455" calcext:value-type="float">
            <text:p>10455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4501" calcext:value-type="float">
            <text:p>45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147" calcext:value-type="float">
            <text:p>2147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6785" calcext:value-type="float">
            <text:p>67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924" calcext:value-type="float">
            <text:p>10924</text:p>
          </table:table-cell>
          <table:table-cell office:value-type="percentage" office:value="0.17" calcext:value-type="percentage">
            <text:p>17.00%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5163" calcext:value-type="float">
            <text:p>51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23" calcext:value-type="float">
            <text:p>1923</text:p>
          </table:table-cell>
          <table:table-cell office:value-type="percentage" office:value="0.03" calcext:value-type="percentage">
            <text:p>3.00%</text:p>
          </table:table-cell>
          <table:table-cell table:number-columns-repeated="7"/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7154" calcext:value-type="float">
            <text:p>715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69" calcext:value-type="float">
            <text:p>11069</text:p>
          </table:table-cell>
          <table:table-cell office:value-type="percentage" office:value="0.17" calcext:value-type="percentage">
            <text:p>17.00%</text:p>
          </table:table-cell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5663" calcext:value-type="float">
            <text:p>56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760" calcext:value-type="float">
            <text:p>2760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7953" calcext:value-type="float">
            <text:p>795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566" calcext:value-type="float">
            <text:p>11566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5720" calcext:value-type="float">
            <text:p>57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057" calcext:value-type="float">
            <text:p>3057</text:p>
          </table:table-cell>
          <table:table-cell office:value-type="percentage" office:value="0.04" calcext:value-type="percentage">
            <text:p>4.00%</text:p>
          </table:table-cell>
          <table:table-cell table:number-columns-repeated="7"/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7991" calcext:value-type="float">
            <text:p>799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1930" calcext:value-type="float">
            <text:p>11930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6188" calcext:value-type="float">
            <text:p>618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472" calcext:value-type="float">
            <text:p>3472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8484" calcext:value-type="float">
            <text:p>84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365" calcext:value-type="float">
            <text:p>12365</text:p>
          </table:table-cell>
          <table:table-cell office:value-type="percentage" office:value="0.19" calcext:value-type="percentage">
            <text:p>19.00%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6325" calcext:value-type="float">
            <text:p>63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05" calcext:value-type="percentage">
            <text:p>5.00%</text:p>
          </table:table-cell>
          <table:table-cell table:number-columns-repeated="7"/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8683" calcext:value-type="float">
            <text:p>86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580" calcext:value-type="float">
            <text:p>12580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6846" calcext:value-type="float">
            <text:p>68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964" calcext:value-type="float">
            <text:p>3964</text:p>
          </table:table-cell>
          <table:table-cell office:value-type="percentage" office:value="0.06" calcext:value-type="percentage">
            <text:p>6.00%</text:p>
          </table:table-cell>
          <table:table-cell table:number-columns-repeated="7"/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9211" calcext:value-type="float">
            <text:p>92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086" calcext:value-type="float">
            <text:p>1308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7104" calcext:value-type="float">
            <text:p>710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418" calcext:value-type="float">
            <text:p>4418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9435" calcext:value-type="float">
            <text:p>94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473" calcext:value-type="float">
            <text:p>13473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7650" calcext:value-type="float">
            <text:p>76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775" calcext:value-type="float">
            <text:p>4775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9973" calcext:value-type="float">
            <text:p>99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928" calcext:value-type="float">
            <text:p>13928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8069" calcext:value-type="float">
            <text:p>806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781" calcext:value-type="float">
            <text:p>4781</text:p>
          </table:table-cell>
          <table:table-cell office:value-type="percentage" office:value="0.07" calcext:value-type="percentage">
            <text:p>7.00%</text:p>
          </table:table-cell>
          <table:table-cell table:number-columns-repeated="7"/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0450" calcext:value-type="float">
            <text:p>104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3874" calcext:value-type="float">
            <text:p>13874</text:p>
          </table:table-cell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8638" calcext:value-type="float">
            <text:p>86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0994" calcext:value-type="float">
            <text:p>109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399" calcext:value-type="float">
            <text:p>14399</text:p>
          </table:table-cell>
          <table:table-cell office:value-type="percentage" office:value="0.23" calcext:value-type="percentage">
            <text:p>23.00%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8699" calcext:value-type="float">
            <text:p>86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212" calcext:value-type="float">
            <text:p>5212</text:p>
          </table:table-cell>
          <table:table-cell office:value-type="percentage" office:value="0.08" calcext:value-type="percentage">
            <text:p>8.00%</text:p>
          </table:table-cell>
          <table:table-cell table:number-columns-repeated="7"/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1347" calcext:value-type="float">
            <text:p>113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781" calcext:value-type="float">
            <text:p>14781</text:p>
          </table:table-cell>
          <table:table-cell office:value-type="percentage" office:value="0.23" calcext:value-type="percentage">
            <text:p>23.00%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9489" calcext:value-type="float">
            <text:p>94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09" calcext:value-type="percentage">
            <text:p>9.00%</text:p>
          </table:table-cell>
          <table:table-cell table:number-columns-repeated="7"/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1720" calcext:value-type="float">
            <text:p>117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270" calcext:value-type="float">
            <text:p>15270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9705" calcext:value-type="float">
            <text:p>97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6275" calcext:value-type="float">
            <text:p>6275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12188" calcext:value-type="float">
            <text:p>1218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503" calcext:value-type="float">
            <text:p>15503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0522" calcext:value-type="float">
            <text:p>105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49" calcext:value-type="float">
            <text:p>6749</text:p>
          </table:table-cell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2799" calcext:value-type="float">
            <text:p>127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57" calcext:value-type="float">
            <text:p>16057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0828" calcext:value-type="float">
            <text:p>108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107" calcext:value-type="float">
            <text:p>7107</text:p>
          </table:table-cell>
          <table:table-cell office:value-type="percentage" office:value="0.11" calcext:value-type="percentage">
            <text:p>11.00%</text:p>
          </table:table-cell>
          <table:table-cell table:number-columns-repeated="7"/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3327" calcext:value-type="float">
            <text:p>133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473" calcext:value-type="float">
            <text:p>16473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1342" calcext:value-type="float">
            <text:p>113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571" calcext:value-type="float">
            <text:p>7571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3878" calcext:value-type="float">
            <text:p>1387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86" calcext:value-type="float">
            <text:p>1698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1822" calcext:value-type="float">
            <text:p>118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7872" calcext:value-type="float">
            <text:p>7872</text:p>
          </table:table-cell>
          <table:table-cell office:value-type="percentage" office:value="0.12" calcext:value-type="percentage">
            <text:p>12.00%</text:p>
          </table:table-cell>
          <table:table-cell table:number-columns-repeated="7"/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4358" calcext:value-type="float">
            <text:p>1435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306" calcext:value-type="float">
            <text:p>1730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2163" calcext:value-type="float">
            <text:p>121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354" calcext:value-type="float">
            <text:p>8354</text:p>
          </table:table-cell>
          <table:table-cell office:value-type="percentage" office:value="0.13" calcext:value-type="percentage">
            <text:p>13.00%</text:p>
          </table:table-cell>
          <table:table-cell table:number-columns-repeated="7"/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4972" calcext:value-type="float">
            <text:p>1497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794" calcext:value-type="float">
            <text:p>17794</text:p>
          </table:table-cell>
          <table:table-cell office:value-type="percentage" office:value="0.28" calcext:value-type="percentage">
            <text:p>28.00%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2161" calcext:value-type="float">
            <text:p>121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752" calcext:value-type="float">
            <text:p>8752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4727" calcext:value-type="float">
            <text:p>147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52" calcext:value-type="float">
            <text:p>18252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2795" calcext:value-type="float">
            <text:p>127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8879" calcext:value-type="float">
            <text:p>8879</text:p>
          </table:table-cell>
          <table:table-cell office:value-type="percentage" office:value="0.14" calcext:value-type="percentage">
            <text:p>14.00%</text:p>
          </table:table-cell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5343" calcext:value-type="float">
            <text:p>153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3298" calcext:value-type="float">
            <text:p>132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386" calcext:value-type="float">
            <text:p>9386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6135" calcext:value-type="float">
            <text:p>161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057" calcext:value-type="float">
            <text:p>19057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4138" calcext:value-type="float">
            <text:p>141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9965" calcext:value-type="float">
            <text:p>9965</text:p>
          </table:table-cell>
          <table:table-cell office:value-type="percentage" office:value="0.15" calcext:value-type="percentage">
            <text:p>15.00%</text:p>
          </table:table-cell>
          <table:table-cell table:number-columns-repeated="7"/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6519" calcext:value-type="float">
            <text:p>165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9600" calcext:value-type="float">
            <text:p>19600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4219" calcext:value-type="float">
            <text:p>142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0378" calcext:value-type="float">
            <text:p>10378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6796" calcext:value-type="float">
            <text:p>167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0057" calcext:value-type="float">
            <text:p>20057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4794" calcext:value-type="float">
            <text:p>1479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444" calcext:value-type="float">
            <text:p>1044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7694" calcext:value-type="float">
            <text:p>17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656" calcext:value-type="float">
            <text:p>20656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5321" calcext:value-type="float">
            <text:p>15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354" calcext:value-type="float">
            <text:p>10354</text:p>
          </table:table-cell>
          <table:table-cell office:value-type="percentage" office:value="0.16" calcext:value-type="percentage">
            <text:p>16.00%</text:p>
          </table:table-cell>
          <table:table-cell table:number-columns-repeated="7"/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8236" calcext:value-type="float">
            <text:p>182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0628" calcext:value-type="float">
            <text:p>20628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6246" calcext:value-type="float">
            <text:p>162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1318" calcext:value-type="float">
            <text:p>11318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8676" calcext:value-type="float">
            <text:p>1867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1209" calcext:value-type="float">
            <text:p>21209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6103" calcext:value-type="float">
            <text:p>1610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1755" calcext:value-type="float">
            <text:p>11755</text:p>
          </table:table-cell>
          <table:table-cell office:value-type="percentage" office:value="0.18" calcext:value-type="percentage">
            <text:p>18.00%</text:p>
          </table:table-cell>
          <table:table-cell table:number-columns-repeated="7"/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8847" calcext:value-type="float">
            <text:p>188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1602" calcext:value-type="float">
            <text:p>21602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6785" calcext:value-type="float">
            <text:p>167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2266" calcext:value-type="float">
            <text:p>12266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9758" calcext:value-type="float">
            <text:p>197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2246" calcext:value-type="float">
            <text:p>22246</text:p>
          </table:table-cell>
          <table:table-cell office:value-type="percentage" office:value="0.35" calcext:value-type="percentage">
            <text:p>35.00%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7300" calcext:value-type="float">
            <text:p>173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415" calcext:value-type="float">
            <text:p>12415</text:p>
          </table:table-cell>
          <table:table-cell office:value-type="percentage" office:value="0.19" calcext:value-type="percentage">
            <text:p>19.00%</text:p>
          </table:table-cell>
          <table:table-cell table:number-columns-repeated="7"/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20103" calcext:value-type="float">
            <text:p>2010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2520" calcext:value-type="float">
            <text:p>22520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8233" calcext:value-type="float">
            <text:p>182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2976" calcext:value-type="float">
            <text:p>12976</text:p>
          </table:table-cell>
          <table:table-cell office:value-type="percentage" office:value="0.2" calcext:value-type="percentage">
            <text:p>20.00%</text:p>
          </table:table-cell>
          <table:table-cell table:number-columns-repeated="7"/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21066" calcext:value-type="float">
            <text:p>2106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3112" calcext:value-type="float">
            <text:p>23112</text:p>
          </table:table-cell>
          <table:table-cell office:value-type="percentage" office:value="0.36" calcext:value-type="percentage">
            <text:p>36.00%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8324" calcext:value-type="float">
            <text:p>183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505" calcext:value-type="float">
            <text:p>13505</text:p>
          </table:table-cell>
          <table:table-cell office:value-type="percentage" office:value="0.21" calcext:value-type="percentage">
            <text:p>21.00%</text:p>
          </table:table-cell>
          <table:table-cell table:number-columns-repeated="7"/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21360" calcext:value-type="float">
            <text:p>213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3640" calcext:value-type="float">
            <text:p>23640</text:p>
          </table:table-cell>
          <table:table-cell office:value-type="percentage" office:value="0.37" calcext:value-type="percentage">
            <text:p>37.00%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9248" calcext:value-type="float">
            <text:p>1924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029" calcext:value-type="float">
            <text:p>14029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22068" calcext:value-type="float">
            <text:p>220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4193" calcext:value-type="float">
            <text:p>24193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9813" calcext:value-type="float">
            <text:p>198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183" calcext:value-type="float">
            <text:p>14183</text:p>
          </table:table-cell>
          <table:table-cell office:value-type="percentage" office:value="0.22" calcext:value-type="percentage">
            <text:p>22.00%</text:p>
          </table:table-cell>
          <table:table-cell table:number-columns-repeated="7"/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22452" calcext:value-type="float">
            <text:p>224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4383" calcext:value-type="float">
            <text:p>24383</text:p>
          </table:table-cell>
          <table:table-cell office:value-type="percentage" office:value="0.39" calcext:value-type="percentage">
            <text:p>39.00%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0518" calcext:value-type="float">
            <text:p>205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675" calcext:value-type="float">
            <text:p>14675</text:p>
          </table:table-cell>
          <table:table-cell office:value-type="percentage" office:value="0.23" calcext:value-type="percentage">
            <text:p>23.00%</text:p>
          </table:table-cell>
          <table:table-cell table:number-columns-repeated="7"/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23192" calcext:value-type="float">
            <text:p>2319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5019" calcext:value-type="float">
            <text:p>25019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0528" calcext:value-type="float">
            <text:p>205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239" calcext:value-type="float">
            <text:p>15239</text:p>
          </table:table-cell>
          <table:table-cell office:value-type="percentage" office:value="0.24" calcext:value-type="percentage">
            <text:p>24.00%</text:p>
          </table:table-cell>
          <table:table-cell table:number-columns-repeated="7"/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23177" calcext:value-type="float">
            <text:p>231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531" calcext:value-type="float">
            <text:p>25531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1309" calcext:value-type="float">
            <text:p>213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803" calcext:value-type="float">
            <text:p>15803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24175" calcext:value-type="float">
            <text:p>241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6212" calcext:value-type="float">
            <text:p>26212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1651" calcext:value-type="float">
            <text:p>216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105" calcext:value-type="float">
            <text:p>16105</text:p>
          </table:table-cell>
          <table:table-cell office:value-type="percentage" office:value="0.25" calcext:value-type="percentage">
            <text:p>25.00%</text:p>
          </table:table-cell>
          <table:table-cell table:number-columns-repeated="7"/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24567" calcext:value-type="float">
            <text:p>245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6483" calcext:value-type="float">
            <text:p>26483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2613" calcext:value-type="float">
            <text:p>226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290" calcext:value-type="float">
            <text:p>16290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25328" calcext:value-type="float">
            <text:p>2532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7064" calcext:value-type="float">
            <text:p>27064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2748" calcext:value-type="float">
            <text:p>227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675" calcext:value-type="float">
            <text:p>16675</text:p>
          </table:table-cell>
          <table:table-cell office:value-type="percentage" office:value="0.26" calcext:value-type="percentage">
            <text:p>26.00%</text:p>
          </table:table-cell>
          <table:table-cell table:number-columns-repeated="7"/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25928" calcext:value-type="float">
            <text:p>2592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7620" calcext:value-type="float">
            <text:p>27620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3546" calcext:value-type="float">
            <text:p>235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7773" calcext:value-type="float">
            <text:p>17773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26717" calcext:value-type="float">
            <text:p>2671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8310" calcext:value-type="float">
            <text:p>28310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4422" calcext:value-type="float">
            <text:p>244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333" calcext:value-type="float">
            <text:p>17333</text:p>
          </table:table-cell>
          <table:table-cell office:value-type="percentage" office:value="0.27" calcext:value-type="percentage">
            <text:p>27.00%</text:p>
          </table:table-cell>
          <table:table-cell table:number-columns-repeated="7"/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27126" calcext:value-type="float">
            <text:p>271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8305" calcext:value-type="float">
            <text:p>28305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4982" calcext:value-type="float">
            <text:p>2498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8098" calcext:value-type="float">
            <text:p>18098</text:p>
          </table:table-cell>
          <table:table-cell office:value-type="percentage" office:value="0.28" calcext:value-type="percentage">
            <text:p>28.00%</text:p>
          </table:table-cell>
          <table:table-cell table:number-columns-repeated="7"/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28262" calcext:value-type="float">
            <text:p>2826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8942" calcext:value-type="float">
            <text:p>28942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5387" calcext:value-type="float">
            <text:p>253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801" calcext:value-type="float">
            <text:p>18801</text:p>
          </table:table-cell>
          <table:table-cell office:value-type="percentage" office:value="0.3" calcext:value-type="percentage">
            <text:p>30.00%</text:p>
          </table:table-cell>
          <table:table-cell table:number-columns-repeated="7"/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28142" calcext:value-type="float">
            <text:p>281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9517" calcext:value-type="float">
            <text:p>29517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6194" calcext:value-type="float">
            <text:p>2619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422" calcext:value-type="float">
            <text:p>19422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29245" calcext:value-type="float">
            <text:p>292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0211" calcext:value-type="float">
            <text:p>30211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6611" calcext:value-type="float">
            <text:p>2661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9740" calcext:value-type="float">
            <text:p>19740</text:p>
          </table:table-cell>
          <table:table-cell office:value-type="percentage" office:value="0.31" calcext:value-type="percentage">
            <text:p>31.00%</text:p>
          </table:table-cell>
          <table:table-cell table:number-columns-repeated="7"/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29664" calcext:value-type="float">
            <text:p>2966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0556" calcext:value-type="float">
            <text:p>30556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27378" calcext:value-type="float">
            <text:p>2737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148" calcext:value-type="float">
            <text:p>20148</text:p>
          </table:table-cell>
          <table:table-cell office:value-type="percentage" office:value="0.32" calcext:value-type="percentage">
            <text:p>32.00%</text:p>
          </table:table-cell>
          <table:table-cell table:number-columns-repeated="7"/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30769" calcext:value-type="float">
            <text:p>307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1234" calcext:value-type="float">
            <text:p>31234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27815" calcext:value-type="float">
            <text:p>2781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889" calcext:value-type="float">
            <text:p>20889</text:p>
          </table:table-cell>
          <table:table-cell office:value-type="percentage" office:value="0.33" calcext:value-type="percentage">
            <text:p>33.00%</text:p>
          </table:table-cell>
          <table:table-cell table:number-columns-repeated="7"/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30917" calcext:value-type="float">
            <text:p>3091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31797" calcext:value-type="float">
            <text:p>3179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28671" calcext:value-type="float">
            <text:p>286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591" calcext:value-type="float">
            <text:p>21591</text:p>
          </table:table-cell>
          <table:table-cell office:value-type="percentage" office:value="0.34" calcext:value-type="percentage">
            <text:p>34.00%</text:p>
          </table:table-cell>
          <table:table-cell table:number-columns-repeated="7"/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32063" calcext:value-type="float">
            <text:p>320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2555" calcext:value-type="float">
            <text:p>32555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29400" calcext:value-type="float">
            <text:p>294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938" calcext:value-type="float">
            <text:p>21938</text:p>
          </table:table-cell>
          <table:table-cell office:value-type="percentage" office:value="0.35" calcext:value-type="percentage">
            <text:p>35.00%</text:p>
          </table:table-cell>
          <table:table-cell table:number-columns-repeated="7"/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-32741" calcext:value-type="float">
            <text:p>-32741</text:p>
          </table:table-cell>
          <table:table-cell office:value-type="float" office:value="-52" calcext:value-type="float">
            <text:p>-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2887" calcext:value-type="float">
            <text:p>32887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30548" calcext:value-type="float">
            <text:p>3054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2588" calcext:value-type="float">
            <text:p>22588</text:p>
          </table:table-cell>
          <table:table-cell office:value-type="percentage" office:value="0.36" calcext:value-type="percentage">
            <text:p>36.00%</text:p>
          </table:table-cell>
          <table:table-cell table:number-columns-repeated="7"/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-32090" calcext:value-type="float">
            <text:p>-32090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3669" calcext:value-type="float">
            <text:p>33669</text:p>
          </table:table-cell>
          <table:table-cell office:value-type="percentage" office:value="0.53" calcext:value-type="percentage">
            <text:p>53.00%</text:p>
          </table:table-cell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30549" calcext:value-type="float">
            <text:p>3054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3146" calcext:value-type="float">
            <text:p>23146</text:p>
          </table:table-cell>
          <table:table-cell office:value-type="percentage" office:value="0.37" calcext:value-type="percentage">
            <text:p>37.00%</text:p>
          </table:table-cell>
          <table:table-cell table:number-columns-repeated="7"/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-32057" calcext:value-type="float">
            <text:p>-32057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257" calcext:value-type="float">
            <text:p>34257</text:p>
          </table:table-cell>
          <table:table-cell office:value-type="percentage" office:value="0.54" calcext:value-type="percentage">
            <text:p>54.00%</text:p>
          </table:table-cell>
        </table:table-row>
        <table:table-row table:style-name="ro1">
          <table:table-cell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31212" calcext:value-type="float">
            <text:p>3121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3839" calcext:value-type="float">
            <text:p>23839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-30889" calcext:value-type="float">
            <text:p>-30889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5014" calcext:value-type="float">
            <text:p>35014</text:p>
          </table:table-cell>
          <table:table-cell office:value-type="percentage" office:value="0.56" calcext:value-type="percentage">
            <text:p>56.00%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31937" calcext:value-type="float">
            <text:p>3193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4196" calcext:value-type="float">
            <text:p>24196</text:p>
          </table:table-cell>
          <table:table-cell office:value-type="percentage" office:value="0.38" calcext:value-type="percentage">
            <text:p>38.00%</text:p>
          </table:table-cell>
          <table:table-cell table:number-columns-repeated="7"/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-30119" calcext:value-type="float">
            <text:p>-30119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5406" calcext:value-type="float">
            <text:p>35406</text:p>
          </table:table-cell>
          <table:table-cell office:value-type="percentage" office:value="0.56" calcext:value-type="percentage">
            <text:p>56.00%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32414" calcext:value-type="float">
            <text:p>-32414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4388" calcext:value-type="float">
            <text:p>24388</text:p>
          </table:table-cell>
          <table:table-cell office:value-type="percentage" office:value="0.39" calcext:value-type="percentage">
            <text:p>39.00%</text:p>
          </table:table-cell>
          <table:table-cell table:number-columns-repeated="7"/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-29138" calcext:value-type="float">
            <text:p>-29138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6149" calcext:value-type="float">
            <text:p>36149</text:p>
          </table:table-cell>
          <table:table-cell office:value-type="percentage" office:value="0.57" calcext:value-type="percentage">
            <text:p>57.00%</text:p>
          </table:table-cell>
        </table:table-row>
        <table:table-row table:style-name="ro1">
          <table:table-cell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31922" calcext:value-type="float">
            <text:p>-31922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5445" calcext:value-type="float">
            <text:p>25445</text:p>
          </table:table-cell>
          <table:table-cell office:value-type="percentage" office:value="0.4" calcext:value-type="percentage">
            <text:p>40.00%</text:p>
          </table:table-cell>
          <table:table-cell table:number-columns-repeated="7"/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-28967" calcext:value-type="float">
            <text:p>-28967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6816" calcext:value-type="float">
            <text:p>36816</text:p>
          </table:table-cell>
          <table:table-cell office:value-type="percentage" office:value="0.58" calcext:value-type="percentage">
            <text:p>58.00%</text:p>
          </table:table-cell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30976" calcext:value-type="float">
            <text:p>-30976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6175" calcext:value-type="float">
            <text:p>26175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-27921" calcext:value-type="float">
            <text:p>-27921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7623" calcext:value-type="float">
            <text:p>37623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30134" calcext:value-type="float">
            <text:p>-30134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127" calcext:value-type="float">
            <text:p>26127</text:p>
          </table:table-cell>
          <table:table-cell office:value-type="percentage" office:value="0.41" calcext:value-type="percentage">
            <text:p>41.00%</text:p>
          </table:table-cell>
          <table:table-cell table:number-columns-repeated="7"/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-26846" calcext:value-type="float">
            <text:p>-2684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7584" calcext:value-type="float">
            <text:p>3758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9183" calcext:value-type="float">
            <text:p>-29183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6514" calcext:value-type="float">
            <text:p>26514</text:p>
          </table:table-cell>
          <table:table-cell office:value-type="percentage" office:value="0.42" calcext:value-type="percentage">
            <text:p>42.00%</text:p>
          </table:table-cell>
          <table:table-cell table:number-columns-repeated="7"/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-25774" calcext:value-type="float">
            <text:p>-25774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38437" calcext:value-type="float">
            <text:p>38437</text:p>
          </table:table-cell>
          <table:table-cell office:value-type="percentage" office:value="0.61" calcext:value-type="percentage">
            <text:p>61.00%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9262" calcext:value-type="float">
            <text:p>-29262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272" calcext:value-type="float">
            <text:p>27272</text:p>
          </table:table-cell>
          <table:table-cell office:value-type="percentage" office:value="0.43" calcext:value-type="percentage">
            <text:p>43.00%</text:p>
          </table:table-cell>
          <table:table-cell table:number-columns-repeated="7"/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-25588" calcext:value-type="float">
            <text:p>-25588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9041" calcext:value-type="float">
            <text:p>39041</text:p>
          </table:table-cell>
          <table:table-cell office:value-type="percentage" office:value="0.62" calcext:value-type="percentage">
            <text:p>62.00%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28207" calcext:value-type="float">
            <text:p>28207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19" calcext:value-type="float">
            <text:p>219</text:p>
          </table:table-cell>
          <table:table-cell office:value-type="float" office:value="39976" calcext:value-type="float">
            <text:p>39976</text:p>
          </table:table-cell>
          <table:table-cell office:value-type="percentage" office:value="0.63" calcext:value-type="percentage">
            <text:p>63.00%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28579" calcext:value-type="float">
            <text:p>28579</text:p>
          </table:table-cell>
          <table:table-cell office:value-type="percentage" office:value="0.45" calcext:value-type="percentage">
            <text:p>45.00%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40309" calcext:value-type="float">
            <text:p>40309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29368" calcext:value-type="float">
            <text:p>29368</text:p>
          </table:table-cell>
          <table:table-cell office:value-type="percentage" office:value="0.46" calcext:value-type="percentage">
            <text:p>46.00%</text:p>
          </table:table-cell>
          <table:table-cell table:number-columns-repeated="12"/>
          <table:table-cell office:value-type="float" office:value="221" calcext:value-type="float">
            <text:p>221</text:p>
          </table:table-cell>
          <table:table-cell office:value-type="float" office:value="41215" calcext:value-type="float">
            <text:p>41215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9938" calcext:value-type="float">
            <text:p>29938</text:p>
          </table:table-cell>
          <table:table-cell office:value-type="percentage" office:value="0.47" calcext:value-type="percentage">
            <text:p>47.00%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 office:value-type="float" office:value="41917" calcext:value-type="float">
            <text:p>41917</text:p>
          </table:table-cell>
          <table:table-cell office:value-type="percentage" office:value="0.67" calcext:value-type="percentage">
            <text:p>67.00%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0792" calcext:value-type="float">
            <text:p>30792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3" calcext:value-type="float">
            <text:p>223</text:p>
          </table:table-cell>
          <table:table-cell office:value-type="float" office:value="42887" calcext:value-type="float">
            <text:p>42887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31070" calcext:value-type="float">
            <text:p>31070</text:p>
          </table:table-cell>
          <table:table-cell office:value-type="percentage" office:value="0.49" calcext:value-type="percentage">
            <text:p>49.00%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office:value-type="float" office:value="43066" calcext:value-type="float">
            <text:p>43066</text:p>
          </table:table-cell>
          <table:table-cell office:value-type="percentage" office:value="0.68" calcext:value-type="percentage">
            <text:p>68.00%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31573" calcext:value-type="float">
            <text:p>31573</text:p>
          </table:table-cell>
          <table:table-cell office:value-type="percentage" office:value="0.5" calcext:value-type="percentage">
            <text:p>50.00%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43958" calcext:value-type="float">
            <text:p>43958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32544" calcext:value-type="float">
            <text:p>32544</text:p>
          </table:table-cell>
          <table:table-cell office:value-type="percentage" office:value="0.52" calcext:value-type="percentage">
            <text:p>52.00%</text:p>
          </table:table-cell>
          <table:table-cell table:number-columns-repeated="12"/>
          <table:table-cell office:value-type="float" office:value="226" calcext:value-type="float">
            <text:p>226</text:p>
          </table:table-cell>
          <table:table-cell office:value-type="float" office:value="44724" calcext:value-type="float">
            <text:p>44724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3397" calcext:value-type="float">
            <text:p>33397</text:p>
          </table:table-cell>
          <table:table-cell office:value-type="percentage" office:value="0.53" calcext:value-type="percentage">
            <text:p>53.00%</text:p>
          </table:table-cell>
          <table:table-cell table:number-columns-repeated="12"/>
          <table:table-cell office:value-type="float" office:value="227" calcext:value-type="float">
            <text:p>227</text:p>
          </table:table-cell>
          <table:table-cell office:value-type="float" office:value="45694" calcext:value-type="float">
            <text:p>45694</text:p>
          </table:table-cell>
          <table:table-cell office:value-type="percentage" office:value="0.73" calcext:value-type="percentage">
            <text:p>73.00%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33775" calcext:value-type="float">
            <text:p>33775</text:p>
          </table:table-cell>
          <table:table-cell office:value-type="percentage" office:value="0.54" calcext:value-type="percentage">
            <text:p>54.00%</text:p>
          </table:table-cell>
          <table:table-cell table:number-columns-repeated="12"/>
          <table:table-cell office:value-type="float" office:value="228" calcext:value-type="float">
            <text:p>228</text:p>
          </table:table-cell>
          <table:table-cell office:value-type="float" office:value="46116" calcext:value-type="float">
            <text:p>46116</text:p>
          </table:table-cell>
          <table:table-cell office:value-type="percentage" office:value="0.73" calcext:value-type="percentage">
            <text:p>73.00%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4677" calcext:value-type="float">
            <text:p>34677</text:p>
          </table:table-cell>
          <table:table-cell office:value-type="percentage" office:value="0.55" calcext:value-type="percentage">
            <text:p>55.00%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office:value-type="float" office:value="47120" calcext:value-type="float">
            <text:p>47120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5398" calcext:value-type="float">
            <text:p>35398</text:p>
          </table:table-cell>
          <table:table-cell office:value-type="percentage" office:value="0.56" calcext:value-type="percentage">
            <text:p>56.00%</text:p>
          </table:table-cell>
          <table:table-cell table:number-columns-repeated="12"/>
          <table:table-cell office:value-type="float" office:value="230" calcext:value-type="float">
            <text:p>230</text:p>
          </table:table-cell>
          <table:table-cell office:value-type="float" office:value="47924" calcext:value-type="float">
            <text:p>47924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36282" calcext:value-type="float">
            <text:p>36282</text:p>
          </table:table-cell>
          <table:table-cell office:value-type="percentage" office:value="0.58" calcext:value-type="percentage">
            <text:p>58.00%</text:p>
          </table:table-cell>
          <table:table-cell table:number-columns-repeated="12"/>
          <table:table-cell office:value-type="float" office:value="231" calcext:value-type="float">
            <text:p>231</text:p>
          </table:table-cell>
          <table:table-cell office:value-type="float" office:value="48922" calcext:value-type="float">
            <text:p>48922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6208" calcext:value-type="float">
            <text:p>36208</text:p>
          </table:table-cell>
          <table:table-cell office:value-type="percentage" office:value="0.57" calcext:value-type="percentage">
            <text:p>57.00%</text:p>
          </table:table-cell>
          <table:table-cell table:number-columns-repeated="12"/>
          <table:table-cell office:value-type="float" office:value="232" calcext:value-type="float">
            <text:p>232</text:p>
          </table:table-cell>
          <table:table-cell office:value-type="float" office:value="48843" calcext:value-type="float">
            <text:p>48843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37134" calcext:value-type="float">
            <text:p>37134</text:p>
          </table:table-cell>
          <table:table-cell office:value-type="percentage" office:value="0.59" calcext:value-type="percentage">
            <text:p>59.00%</text:p>
          </table:table-cell>
          <table:table-cell table:number-columns-repeated="12"/>
          <table:table-cell office:value-type="float" office:value="233" calcext:value-type="float">
            <text:p>233</text:p>
          </table:table-cell>
          <table:table-cell office:value-type="float" office:value="49891" calcext:value-type="float">
            <text:p>49891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37891" calcext:value-type="float">
            <text:p>37891</text:p>
          </table:table-cell>
          <table:table-cell office:value-type="percentage" office:value="0.6" calcext:value-type="percentage">
            <text:p>60.00%</text:p>
          </table:table-cell>
          <table:table-cell table:number-columns-repeated="12"/>
          <table:table-cell office:value-type="float" office:value="234" calcext:value-type="float">
            <text:p>234</text:p>
          </table:table-cell>
          <table:table-cell office:value-type="float" office:value="50678" calcext:value-type="float">
            <text:p>50678</text:p>
          </table:table-cell>
          <table:table-cell office:value-type="percentage" office:value="0.81" calcext:value-type="percentage">
            <text:p>81.00%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38365" calcext:value-type="float">
            <text:p>38365</text:p>
          </table:table-cell>
          <table:table-cell office:value-type="percentage" office:value="0.61" calcext:value-type="percentage">
            <text:p>61.00%</text:p>
          </table:table-cell>
          <table:table-cell table:number-columns-repeated="12"/>
          <table:table-cell office:value-type="float" office:value="235" calcext:value-type="float">
            <text:p>235</text:p>
          </table:table-cell>
          <table:table-cell office:value-type="float" office:value="51770" calcext:value-type="float">
            <text:p>51770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39250" calcext:value-type="float">
            <text:p>39250</text:p>
          </table:table-cell>
          <table:table-cell office:value-type="percentage" office:value="0.62" calcext:value-type="percentage">
            <text:p>62.00%</text:p>
          </table:table-cell>
          <table:table-cell table:number-columns-repeated="12"/>
          <table:table-cell office:value-type="float" office:value="236" calcext:value-type="float">
            <text:p>236</text:p>
          </table:table-cell>
          <table:table-cell office:value-type="float" office:value="52147" calcext:value-type="float">
            <text:p>52147</text:p>
          </table:table-cell>
          <table:table-cell office:value-type="percentage" office:value="0.83" calcext:value-type="percentage">
            <text:p>83.00%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0276" calcext:value-type="float">
            <text:p>40276</text:p>
          </table:table-cell>
          <table:table-cell office:value-type="percentage" office:value="0.64" calcext:value-type="percentage">
            <text:p>64.00%</text:p>
          </table:table-cell>
          <table:table-cell table:number-columns-repeated="12"/>
          <table:table-cell office:value-type="float" office:value="237" calcext:value-type="float">
            <text:p>237</text:p>
          </table:table-cell>
          <table:table-cell office:value-type="float" office:value="53349" calcext:value-type="float">
            <text:p>53349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1019" calcext:value-type="float">
            <text:p>41019</text:p>
          </table:table-cell>
          <table:table-cell office:value-type="percentage" office:value="0.65" calcext:value-type="percentage">
            <text:p>65.00%</text:p>
          </table:table-cell>
          <table:table-cell table:number-columns-repeated="12"/>
          <table:table-cell office:value-type="float" office:value="238" calcext:value-type="float">
            <text:p>238</text:p>
          </table:table-cell>
          <table:table-cell office:value-type="float" office:value="54088" calcext:value-type="float">
            <text:p>54088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2116" calcext:value-type="float">
            <text:p>42116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39" calcext:value-type="float">
            <text:p>239</text:p>
          </table:table-cell>
          <table:table-cell office:value-type="float" office:value="55397" calcext:value-type="float">
            <text:p>55397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42425" calcext:value-type="float">
            <text:p>42425</text:p>
          </table:table-cell>
          <table:table-cell office:value-type="percentage" office:value="0.67" calcext:value-type="percentage">
            <text:p>67.00%</text:p>
          </table:table-cell>
          <table:table-cell table:number-columns-repeated="12"/>
          <table:table-cell office:value-type="float" office:value="240" calcext:value-type="float">
            <text:p>240</text:p>
          </table:table-cell>
          <table:table-cell office:value-type="float" office:value="55788" calcext:value-type="float">
            <text:p>55788</text:p>
          </table:table-cell>
          <table:table-cell office:value-type="percentage" office:value="0.89" calcext:value-type="percentage">
            <text:p>89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30T17:28:06.487000000</meta:creation-date>
    <meta:generator>LibreOffice/6.2.8.2$Windows_X86_64 LibreOffice_project/f82ddfca21ebc1e222a662a32b25c0c9d20169ee</meta:generator>
    <dc:date>2023-10-30T18:15:05.258000000</dc:date>
    <meta:editing-duration>PT4M49S</meta:editing-duration>
    <meta:editing-cycles>1</meta:editing-cycles>
    <meta:document-statistic meta:table-count="1" meta:cell-count="3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2:Sheet1.D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6" chart:class="chart:scatter">
            <chart:domain table:cell-range-address="Sheet1.C2:Sheet1.C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226</svg:desc>
                </draw:g>
              </table:table-cell>
              <table:table-cell office:value-type="float" office:value="-24896">
                <text:p>-24896</text:p>
                <draw:g>
                  <svg:desc>Sheet1.D2:Sheet1.D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4644">
                <text:p>-24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4234">
                <text:p>-2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986">
                <text:p>-23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4129">
                <text:p>-24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900">
                <text:p>-23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3450">
                <text:p>-23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3207">
                <text:p>-23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3204">
                <text:p>-2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988">
                <text:p>-2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3051">
                <text:p>-23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2811">
                <text:p>-22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2439">
                <text:p>-2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2179">
                <text:p>-22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1736">
                <text:p>-2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876">
                <text:p>-21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1605">
                <text:p>-21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1154">
                <text:p>-21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897">
                <text:p>-20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21025">
                <text:p>-21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20745">
                <text:p>-20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20536">
                <text:p>-20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20266">
                <text:p>-20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20272">
                <text:p>-20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9982">
                <text:p>-1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9718">
                <text:p>-19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9480">
                <text:p>-19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9086">
                <text:p>-19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9035">
                <text:p>-19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8798">
                <text:p>-18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8498">
                <text:p>-18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8105">
                <text:p>-18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7838">
                <text:p>-1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7593">
                <text:p>-17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7531">
                <text:p>-17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7111">
                <text:p>-1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7017">
                <text:p>-17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6516">
                <text:p>-16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6449">
                <text:p>-16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6453">
                <text:p>-16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5854">
                <text:p>-15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5569">
                <text:p>-15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5473">
                <text:p>-15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5005">
                <text:p>-15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4948">
                <text:p>-1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4664">
                <text:p>-14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4032">
                <text:p>-14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954">
                <text:p>-1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3857">
                <text:p>-13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3292">
                <text:p>-13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3159">
                <text:p>-13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2696">
                <text:p>-12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2564">
                <text:p>-12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982">
                <text:p>-11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1828">
                <text:p>-11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11151">
                <text:p>-11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9720">
                <text:p>-97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9362">
                <text:p>-9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8902">
                <text:p>-8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9059">
                <text:p>-9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8333">
                <text:p>-8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8210">
                <text:p>-82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7716">
                <text:p>-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7491">
                <text:p>-7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6976">
                <text:p>-6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6323">
                <text:p>-6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5807">
                <text:p>-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5833">
                <text:p>-5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5295">
                <text:p>-5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5127">
                <text:p>-5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4330">
                <text:p>-43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4060">
                <text:p>-40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3498">
                <text:p>-3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3041">
                <text:p>-3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2444">
                <text:p>-2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2297">
                <text:p>-2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-639">
                <text:p>-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3570">
                <text:p>135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4251">
                <text:p>14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5209">
                <text:p>15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6168">
                <text:p>16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10720">
                <text:p>-107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10461">
                <text:p>-10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10498">
                <text:p>-10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9951">
                <text:p>-9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10054">
                <text:p>-10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9761">
                <text:p>-9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9535">
                <text:p>-9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8941">
                <text:p>-8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9217">
                <text:p>-9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8643">
                <text:p>-8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8405">
                <text:p>-8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8302">
                <text:p>-8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8206">
                <text:p>-8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7579">
                <text:p>-7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7340">
                <text:p>-73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7287">
                <text:p>-72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7209">
                <text:p>-7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6619">
                <text:p>-6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6327">
                <text:p>-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6270">
                <text:p>-62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5844">
                <text:p>-5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5505">
                <text:p>-5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5143">
                <text:p>-5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4512">
                <text:p>-4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4225">
                <text:p>-4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3837">
                <text:p>-38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3926">
                <text:p>-3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3233">
                <text:p>-3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2996">
                <text:p>-2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2867">
                <text:p>-2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2345">
                <text:p>-23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-1423">
                <text:p>-1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-1220">
                <text:p>-1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0522">
                <text:p>10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2163">
                <text:p>12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2795">
                <text:p>127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3298">
                <text:p>132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4138">
                <text:p>14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5321">
                <text:p>153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6246">
                <text:p>162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6103">
                <text:p>16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6785">
                <text:p>167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18233">
                <text:p>18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0528">
                <text:p>2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1651">
                <text:p>216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6611">
                <text:p>266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28671">
                <text:p>28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9400">
                <text:p>29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0549">
                <text:p>30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1212">
                <text:p>312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1937">
                <text:p>31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32414">
                <text:p>-32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31922">
                <text:p>-319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30976">
                <text:p>-30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30134">
                <text:p>-301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9183">
                <text:p>-291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9262">
                <text:p>-29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24:Sheet1.H248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4:Sheet1.H248" chart:class="chart:scatter">
            <chart:domain table:cell-range-address="Sheet1.G24:Sheet1.G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24:Sheet1.G248</svg:desc>
                </draw:g>
              </table:table-cell>
              <table:table-cell office:value-type="float" office:value="-21351">
                <text:p>-21351</text:p>
                <draw:g>
                  <svg:desc>Sheet1.H24:Sheet1.H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1098">
                <text:p>-2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0923">
                <text:p>-2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0691">
                <text:p>-2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0593">
                <text:p>-20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0343">
                <text:p>-20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0153">
                <text:p>-2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0058">
                <text:p>-20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0091">
                <text:p>-20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9702">
                <text:p>-1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9485">
                <text:p>-19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9228">
                <text:p>-19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9109">
                <text:p>-19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8870">
                <text:p>-188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8637">
                <text:p>-18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8481">
                <text:p>-1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8242">
                <text:p>-1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7969">
                <text:p>-1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8041">
                <text:p>-18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7756">
                <text:p>-1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7334">
                <text:p>-1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7059">
                <text:p>-17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6847">
                <text:p>-1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6542">
                <text:p>-16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6565">
                <text:p>-16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6207">
                <text:p>-16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5748">
                <text:p>-15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5804">
                <text:p>-15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5538">
                <text:p>-15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5017">
                <text:p>-15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5030">
                <text:p>-150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4466">
                <text:p>-14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4154">
                <text:p>-14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3924">
                <text:p>-139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3555">
                <text:p>-1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3559">
                <text:p>-13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3061">
                <text:p>-130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2798">
                <text:p>-127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2448">
                <text:p>-12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2510">
                <text:p>-125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2166">
                <text:p>-12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1500">
                <text:p>-11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1324">
                <text:p>-11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0686">
                <text:p>-10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0657">
                <text:p>-1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9462">
                <text:p>-9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9052">
                <text:p>-9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8848">
                <text:p>-8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8421">
                <text:p>-8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8097">
                <text:p>-8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7883">
                <text:p>-7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7725">
                <text:p>-7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7280">
                <text:p>-7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6490">
                <text:p>-64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6287">
                <text:p>-6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5928">
                <text:p>-5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5474">
                <text:p>-5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4994">
                <text:p>-4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4703">
                <text:p>-4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4524">
                <text:p>-4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3838">
                <text:p>-3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3336">
                <text:p>-3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3104">
                <text:p>-3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2243">
                <text:p>-2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1021">
                <text:p>-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9234">
                <text:p>9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2286">
                <text:p>12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3586">
                <text:p>13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4224">
                <text:p>14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4941">
                <text:p>149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5793">
                <text:p>15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6454">
                <text:p>16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7332">
                <text:p>17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6309">
                <text:p>-6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6019">
                <text:p>-6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5449">
                <text:p>-5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5297">
                <text:p>-5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4989">
                <text:p>-4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4750">
                <text:p>-47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4451">
                <text:p>-4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4127">
                <text:p>-4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3907">
                <text:p>-39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3949">
                <text:p>-3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3419">
                <text:p>-3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3075">
                <text:p>-3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2798">
                <text:p>-27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2469">
                <text:p>-2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2299">
                <text:p>-2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1400">
                <text:p>-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1148">
                <text:p>-1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9965">
                <text:p>99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11755">
                <text:p>11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2976">
                <text:p>12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4029">
                <text:p>14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4183">
                <text:p>14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4675">
                <text:p>146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6105">
                <text:p>16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7333">
                <text:p>17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8098">
                <text:p>18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3146">
                <text:p>23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839">
                <text:p>23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4196">
                <text:p>24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4388">
                <text:p>243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5445">
                <text:p>25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6127">
                <text:p>26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7272">
                <text:p>27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8207">
                <text:p>28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8579">
                <text:p>28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9938">
                <text:p>29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31070">
                <text:p>310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31573">
                <text:p>315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32544">
                <text:p>32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3397">
                <text:p>333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4677">
                <text:p>34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35398">
                <text:p>35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36282">
                <text:p>362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37134">
                <text:p>371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38365">
                <text:p>383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39250">
                <text:p>392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40276">
                <text:p>40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41019">
                <text:p>41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42116">
                <text:p>42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42425">
                <text:p>42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R2:Sheet1.S226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226" chart:class="chart:scatter">
            <chart:domain table:cell-range-address="Sheet1.R2:Sheet1.R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R2:Sheet1.R226</svg:desc>
                </draw:g>
              </table:table-cell>
              <table:table-cell office:value-type="float" office:value="-23807">
                <text:p>-23807</text:p>
                <draw:g>
                  <svg:desc>Sheet1.S2:Sheet1.S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23837">
                <text:p>-23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3643">
                <text:p>-23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23170">
                <text:p>-23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23314">
                <text:p>-2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23092">
                <text:p>-2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22895">
                <text:p>-22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22403">
                <text:p>-22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2648">
                <text:p>-22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22162">
                <text:p>-2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21966">
                <text:p>-21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21718">
                <text:p>-21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21875">
                <text:p>-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21630">
                <text:p>-21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21159">
                <text:p>-2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20905">
                <text:p>-20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21034">
                <text:p>-21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20786">
                <text:p>-20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20584">
                <text:p>-20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20311">
                <text:p>-20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9954">
                <text:p>-19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9671">
                <text:p>-19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9429">
                <text:p>-19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9158">
                <text:p>-19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9136">
                <text:p>-19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8848">
                <text:p>-1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8609">
                <text:p>-1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8544">
                <text:p>-1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8176">
                <text:p>-18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7885">
                <text:p>-17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7598">
                <text:p>-17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7301">
                <text:p>-17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7112">
                <text:p>-17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16797">
                <text:p>-16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16483">
                <text:p>-16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16077">
                <text:p>-16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15753">
                <text:p>-15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15733">
                <text:p>-15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15404">
                <text:p>-1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15411">
                <text:p>-15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14814">
                <text:p>-14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14522">
                <text:p>-14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14421">
                <text:p>-14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13980">
                <text:p>-13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13885">
                <text:p>-138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13297">
                <text:p>-13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12952">
                <text:p>-12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3114">
                <text:p>-13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2478">
                <text:p>-12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2393">
                <text:p>-12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11736">
                <text:p>-11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11810">
                <text:p>-118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11166">
                <text:p>-11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11068">
                <text:p>-11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10376">
                <text:p>-1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9977">
                <text:p>-9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9603">
                <text:p>-9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9161">
                <text:p>-9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9225">
                <text:p>-9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8763">
                <text:p>-8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8151">
                <text:p>-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-7660">
                <text:p>-76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-7769">
                <text:p>-7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-7281">
                <text:p>-72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-6641">
                <text:p>-6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-6410">
                <text:p>-64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-6168">
                <text:p>-6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-5679">
                <text:p>-5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-5238">
                <text:p>-5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-4724">
                <text:p>-4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-4723">
                <text:p>-4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-4173">
                <text:p>-4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-3468">
                <text:p>-3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-3163">
                <text:p>-3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-2893">
                <text:p>-28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-1007">
                <text:p>-1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13373">
                <text:p>13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6247">
                <text:p>16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16781">
                <text:p>167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-9140">
                <text:p>-91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-8807">
                <text:p>-8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-8516">
                <text:p>-8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-8132">
                <text:p>-8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-7562">
                <text:p>-7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-7501">
                <text:p>-7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7185">
                <text:p>-7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-6648">
                <text:p>-6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-6314">
                <text:p>-63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-6483">
                <text:p>-6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-5626">
                <text:p>-5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-5309">
                <text:p>-5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-5435">
                <text:p>-5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-4830">
                <text:p>-48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-4087">
                <text:p>-40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-3729">
                <text:p>-3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-3672">
                <text:p>-3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-3039">
                <text:p>-3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-2935">
                <text:p>-2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-2656">
                <text:p>-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-2011">
                <text:p>-2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-1384">
                <text:p>-1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9435">
                <text:p>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0994">
                <text:p>10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13327">
                <text:p>133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4358">
                <text:p>143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14972">
                <text:p>14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14727">
                <text:p>14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16519">
                <text:p>16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20103">
                <text:p>20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328">
                <text:p>25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9245">
                <text:p>29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29664">
                <text:p>29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30769">
                <text:p>30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30917">
                <text:p>309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32063">
                <text:p>32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-32741">
                <text:p>-32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-32090">
                <text:p>-320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-32057">
                <text:p>-32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-30889">
                <text:p>-30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-30119">
                <text:p>-30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-29138">
                <text:p>-291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-28967">
                <text:p>-289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-27921">
                <text:p>-279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-26846">
                <text:p>-26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-25774">
                <text:p>-25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-25588">
                <text:p>-25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V24:Sheet1.W248" svg:x="0.32cm" svg:y="0.18cm" svg:width="12.428cm" svg:height="8.64cm">
          <chartooo:coordinate-region svg:x="1.603cm" svg:y="0.306cm" svg:width="10.8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4:Sheet1.W248" chart:class="chart:scatter">
            <chart:domain table:cell-range-address="Sheet1.V24:Sheet1.V248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V24:Sheet1.V248</svg:desc>
                </draw:g>
              </table:table-cell>
              <table:table-cell office:value-type="float" office:value="-15077">
                <text:p>-15077</text:p>
                <draw:g>
                  <svg:desc>Sheet1.W24:Sheet1.W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4802">
                <text:p>-14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4560">
                <text:p>-14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4296">
                <text:p>-1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4175">
                <text:p>-1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3874">
                <text:p>-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3644">
                <text:p>-1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3350">
                <text:p>-13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3077">
                <text:p>-1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2827">
                <text:p>-12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2538">
                <text:p>-12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2425">
                <text:p>-12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2112">
                <text:p>-12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1860">
                <text:p>-11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558">
                <text:p>-1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1406">
                <text:p>-11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1091">
                <text:p>-11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0851">
                <text:p>-10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0514">
                <text:p>-10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0033">
                <text:p>-1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9770">
                <text:p>-9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9445">
                <text:p>-9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9455">
                <text:p>-9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8790">
                <text:p>-87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8447">
                <text:p>-8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8312">
                <text:p>-8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7960">
                <text:p>-79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7687">
                <text:p>-7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7315">
                <text:p>-7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7089">
                <text:p>-7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6687">
                <text:p>-6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6376">
                <text:p>-6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5842">
                <text:p>-5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5415">
                <text:p>-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5110">
                <text:p>-5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4714">
                <text:p>-4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4354">
                <text:p>-4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3993">
                <text:p>-3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3513">
                <text:p>-3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2929">
                <text:p>-2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2568">
                <text:p>-2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2049">
                <text:p>-2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1144">
                <text:p>-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9899">
                <text:p>9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1732">
                <text:p>11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12595">
                <text:p>12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13867">
                <text:p>138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5426">
                <text:p>15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6205">
                <text:p>16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6129">
                <text:p>16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7475">
                <text:p>1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8229">
                <text:p>18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20031">
                <text:p>20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21211">
                <text:p>21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22024">
                <text:p>22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22676">
                <text:p>226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23949">
                <text:p>23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6546">
                <text:p>26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9231">
                <text:p>29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9579">
                <text:p>295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30667">
                <text:p>30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32629">
                <text:p>32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-9279">
                <text:p>-92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1566">
                <text:p>11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2365">
                <text:p>123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2580">
                <text:p>125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3086">
                <text:p>13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3928">
                <text:p>13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3874">
                <text:p>13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4399">
                <text:p>14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4781">
                <text:p>14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5270">
                <text:p>152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6057">
                <text:p>16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17306">
                <text:p>17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8252">
                <text:p>18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18809">
                <text:p>18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2520">
                <text:p>225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6212">
                <text:p>26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26483">
                <text:p>26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27064">
                <text:p>27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28310">
                <text:p>283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28305">
                <text:p>28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9517">
                <text:p>29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0211">
                <text:p>30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0556">
                <text:p>30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1797">
                <text:p>317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2555">
                <text:p>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2887">
                <text:p>32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3669">
                <text:p>33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4257">
                <text:p>34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5014">
                <text:p>350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6149">
                <text:p>36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37623">
                <text:p>37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37584">
                <text:p>37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39041">
                <text:p>39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0309">
                <text:p>403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1917">
                <text:p>419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2887">
                <text:p>428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3066">
                <text:p>430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3958">
                <text:p>43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4724">
                <text:p>44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5694">
                <text:p>456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47120">
                <text:p>471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47924">
                <text:p>47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48922">
                <text:p>48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48843">
                <text:p>488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49891">
                <text:p>49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0678">
                <text:p>50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1770">
                <text:p>5177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2147">
                <text:p>52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3349">
                <text:p>53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4088">
                <text:p>54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55788">
                <text:p>55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